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44in"/>
    </style:style>
    <style:style style:name="co2" style:family="table-column">
      <style:table-column-properties fo:break-before="auto" style:column-width="0.9598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0.8835in"/>
    </style:style>
    <style:style style:name="co5" style:family="table-column">
      <style:table-column-properties fo:break-before="auto" style:column-width="1.0465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3.5937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1.079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2.1496in" svg:y="4.989in">
            <draw:object draw:notify-on-update-of-ranges="Sheet1.J14:Sheet1.J14 Sheet1.J15:Sheet1.J26 Sheet1.K14:Sheet1.K14 Sheet1.K15:Sheet1.K26 Sheet1.L14:Sheet1.L14 Sheet1.L15:Sheet1.L26 Sheet1.M14:Sheet1.M14 Sheet1.M15:Sheet1.M26 Sheet1.N14:Sheet1.N14 Sheet1.N15:Sheet1.N26 Sheet1.O14:Sheet1.O14 Sheet1.O15:Sheet1.O26 Sheet1.P14:Sheet1.P14 Sheet1.P15:Sheet1.P26 Sheet1.Q14:Sheet1.Q14 Sheet1.Q15:Sheet1.Q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5.7016in" svg:y="5.8091in">
            <draw:object draw:notify-on-update-of-ranges="Sheet1.J14:Sheet1.J14 Sheet1.J15:Sheet1.J26 Sheet1.K14:Sheet1.K14 Sheet1.K15:Sheet1.K26 Sheet1.L14:Sheet1.L14 Sheet1.L15:Sheet1.L26 Sheet1.M14:Sheet1.M14 Sheet1.M15:Sheet1.M26 Sheet1.N14:Sheet1.N14 Sheet1.N15:Sheet1.N26 Sheet1.O14:Sheet1.O14 Sheet1.O15:Sheet1.O26 Sheet1.P14:Sheet1.P14 Sheet1.P15:Sheet1.P26 Sheet1.Q14:Sheet1.Q14 Sheet1.Q15:Sheet1.Q2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5.865in" svg:y="9.6425in">
            <draw:object draw:notify-on-update-of-ranges="Sheet1.J14:Sheet1.J14 Sheet1.J15:Sheet1.J26 Sheet1.K14:Sheet1.K14 Sheet1.K15:Sheet1.K26 Sheet1.N14:Sheet1.N14 Sheet1.N15:Sheet1.N26 Sheet1.O14:Sheet1.O14 Sheet1.O15:Sheet1.O2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12.3732in" svg:y="9.5902in">
            <draw:object draw:notify-on-update-of-ranges="Sheet1.L14:Sheet1.L14 Sheet1.L15:Sheet1.L26 Sheet1.M14:Sheet1.M14 Sheet1.M15:Sheet1.M26 Sheet1.P14:Sheet1.P14 Sheet1.P15:Sheet1.P26 Sheet1.Q14:Sheet1.Q14 Sheet1.Q15:Sheet1.Q2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sin podas</text:p>
          </table:table-cell>
          <table:table-cell office:value-type="string">
            <text:p>Poda 3</text:p>
          </table:table-cell>
          <table:table-cell office:value-type="string">
            <text:p>Poda 2</text:p>
          </table:table-cell>
          <table:table-cell office:value-type="string">
            <text:p>Podas 2 y 3</text:p>
          </table:table-cell>
          <table:table-cell office:value-type="string">
            <text:p>Poda 1</text:p>
          </table:table-cell>
          <table:table-cell office:value-type="string">
            <text:p>Podas 1 y 3</text:p>
          </table:table-cell>
          <table:table-cell office:value-type="string">
            <text:p>Podas 1 y 2</text:p>
          </table:table-cell>
          <table:table-cell office:value-type="string">
            <text:p>Podas 1, 2 y 3</text:p>
          </table:table-cell>
          <table:table-cell office:value-type="string">
            <text:p>Sin Podas</text:p>
          </table:table-cell>
          <table:table-cell office:value-type="string">
            <text:p>Poda 3</text:p>
          </table:table-cell>
          <table:table-cell office:value-type="string">
            <text:p>Poda 2</text:p>
          </table:table-cell>
          <table:table-cell office:value-type="string">
            <text:p>Podas 2 y 3</text:p>
          </table:table-cell>
          <table:table-cell office:value-type="string">
            <text:p>Poda 1</text:p>
          </table:table-cell>
          <table:table-cell office:value-type="string">
            <text:p>Podas 1 y 3</text:p>
          </table:table-cell>
          <table:table-cell office:value-type="string">
            <text:p>Podas 1 y 2</text:p>
          </table:table-cell>
          <table:table-cell office:value-type="string">
            <text:p>Podas 1, 2 y 3</text:p>
          </table:table-cell>
          <table:table-cell office:value-type="string">
            <text:p>Nanosegundo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60">
            <text:p>860</text:p>
          </table:table-cell>
          <table:table-cell office:value-type="float" office:value="847">
            <text:p>847</text:p>
          </table:table-cell>
          <table:table-cell office:value-type="float" office:value="853">
            <text:p>853</text:p>
          </table:table-cell>
          <table:table-cell office:value-type="float" office:value="862">
            <text:p>862</text:p>
          </table:table-cell>
          <table:table-cell office:value-type="float" office:value="353">
            <text:p>353</text:p>
          </table:table-cell>
          <table:table-cell office:value-type="float" office:value="846">
            <text:p>846</text:p>
          </table:table-cell>
          <table:table-cell office:value-type="float" office:value="855">
            <text:p>855</text:p>
          </table:table-cell>
          <table:table-cell office:value-type="float" office:value="873">
            <text:p>873</text:p>
          </table:table-cell>
          <table:table-cell table:formula="of:=[.B2]" office:value-type="float" office:value="860">
            <text:p>860</text:p>
          </table:table-cell>
          <table:table-cell table:formula="of:=[.C2]" office:value-type="float" office:value="847">
            <text:p>847</text:p>
          </table:table-cell>
          <table:table-cell table:formula="of:=[.D2]" office:value-type="float" office:value="853">
            <text:p>853</text:p>
          </table:table-cell>
          <table:table-cell table:formula="of:=[.E2]" office:value-type="float" office:value="862">
            <text:p>862</text:p>
          </table:table-cell>
          <table:table-cell table:formula="of:=[.F2]" office:value-type="float" office:value="353">
            <text:p>353</text:p>
          </table:table-cell>
          <table:table-cell table:formula="of:=[.G2]" office:value-type="float" office:value="846">
            <text:p>846</text:p>
          </table:table-cell>
          <table:table-cell table:formula="of:=[.H2]" office:value-type="float" office:value="855">
            <text:p>855</text:p>
          </table:table-cell>
          <table:table-cell table:formula="of:=[.I2]" office:value-type="float" office:value="873">
            <text:p>873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56">
            <text:p>2056</text:p>
          </table:table-cell>
          <table:table-cell office:value-type="float" office:value="2019">
            <text:p>2019</text:p>
          </table:table-cell>
          <table:table-cell office:value-type="float" office:value="1446">
            <text:p>1446</text:p>
          </table:table-cell>
          <table:table-cell office:value-type="float" office:value="1460">
            <text:p>1460</text:p>
          </table:table-cell>
          <table:table-cell office:value-type="float" office:value="843">
            <text:p>843</text:p>
          </table:table-cell>
          <table:table-cell office:value-type="float" office:value="2037">
            <text:p>2037</text:p>
          </table:table-cell>
          <table:table-cell office:value-type="float" office:value="1441">
            <text:p>1441</text:p>
          </table:table-cell>
          <table:table-cell office:value-type="float" office:value="1457">
            <text:p>1457</text:p>
          </table:table-cell>
          <table:table-cell table:formula="of:=SUM([.B3:.B4])/2" office:value-type="float" office:value="2051.5">
            <text:p>2051.5</text:p>
          </table:table-cell>
          <table:table-cell table:formula="of:=SUM([.C3:.C4])/2" office:value-type="float" office:value="2022">
            <text:p>2022</text:p>
          </table:table-cell>
          <table:table-cell table:formula="of:=SUM([.D3:.D4])/2" office:value-type="float" office:value="1447.5">
            <text:p>1447.5</text:p>
          </table:table-cell>
          <table:table-cell table:formula="of:=SUM([.E3:.E4])/2" office:value-type="float" office:value="1466.5">
            <text:p>1466.5</text:p>
          </table:table-cell>
          <table:table-cell table:formula="of:=SUM([.F3:.F4])/2" office:value-type="float" office:value="842">
            <text:p>842</text:p>
          </table:table-cell>
          <table:table-cell table:formula="of:=SUM([.G3:.G4])/2" office:value-type="float" office:value="2052.5">
            <text:p>2052.5</text:p>
          </table:table-cell>
          <table:table-cell table:formula="of:=SUM([.H3:.H4])/2" office:value-type="float" office:value="1444">
            <text:p>1444</text:p>
          </table:table-cell>
          <table:table-cell table:formula="of:=SUM([.I3:.I4])/2" office:value-type="float" office:value="1459.5">
            <text:p>1459.5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47">
            <text:p>2047</text:p>
          </table:table-cell>
          <table:table-cell office:value-type="float" office:value="2025">
            <text:p>2025</text:p>
          </table:table-cell>
          <table:table-cell office:value-type="float" office:value="1449">
            <text:p>1449</text:p>
          </table:table-cell>
          <table:table-cell office:value-type="float" office:value="1473">
            <text:p>1473</text:p>
          </table:table-cell>
          <table:table-cell office:value-type="float" office:value="841">
            <text:p>841</text:p>
          </table:table-cell>
          <table:table-cell office:value-type="float" office:value="2068">
            <text:p>2068</text:p>
          </table:table-cell>
          <table:table-cell office:value-type="float" office:value="1447">
            <text:p>1447</text:p>
          </table:table-cell>
          <table:table-cell office:value-type="float" office:value="1462">
            <text:p>1462</text:p>
          </table:table-cell>
          <table:table-cell table:formula="of:=SUM([.B5:.B6])/2" office:value-type="float" office:value="8290">
            <text:p>8290</text:p>
          </table:table-cell>
          <table:table-cell table:formula="of:=SUM([.C5:.C6])/2" office:value-type="float" office:value="8274.5">
            <text:p>8274.5</text:p>
          </table:table-cell>
          <table:table-cell table:formula="of:=SUM([.D5:.D6])/2" office:value-type="float" office:value="3645">
            <text:p>3645</text:p>
          </table:table-cell>
          <table:table-cell table:formula="of:=SUM([.E5:.E6])/2" office:value-type="float" office:value="4047.5">
            <text:p>4047.5</text:p>
          </table:table-cell>
          <table:table-cell table:formula="of:=SUM([.F5:.F6])/2" office:value-type="float" office:value="2898.5">
            <text:p>2898.5</text:p>
          </table:table-cell>
          <table:table-cell table:formula="of:=SUM([.G5:.G6])/2" office:value-type="float" office:value="7787">
            <text:p>7787</text:p>
          </table:table-cell>
          <table:table-cell table:formula="of:=SUM([.H5:.H6])/2" office:value-type="float" office:value="3591">
            <text:p>3591</text:p>
          </table:table-cell>
          <table:table-cell table:formula="of:=SUM([.I5:.I6])/2" office:value-type="float" office:value="3988">
            <text:p>3988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704">
            <text:p>8704</text:p>
          </table:table-cell>
          <table:table-cell office:value-type="float" office:value="8852">
            <text:p>8852</text:p>
          </table:table-cell>
          <table:table-cell office:value-type="float" office:value="3915">
            <text:p>3915</text:p>
          </table:table-cell>
          <table:table-cell office:value-type="float" office:value="4313">
            <text:p>4313</text:p>
          </table:table-cell>
          <table:table-cell office:value-type="float" office:value="3177">
            <text:p>3177</text:p>
          </table:table-cell>
          <table:table-cell office:value-type="float" office:value="8848">
            <text:p>8848</text:p>
          </table:table-cell>
          <table:table-cell office:value-type="float" office:value="3817">
            <text:p>3817</text:p>
          </table:table-cell>
          <table:table-cell office:value-type="float" office:value="4274">
            <text:p>4274</text:p>
          </table:table-cell>
          <table:table-cell table:formula="of:=SUM([.B7:.B9])/3" office:value-type="float" office:value="29017">
            <text:p>29017</text:p>
          </table:table-cell>
          <table:table-cell table:formula="of:=SUM([.C7:.C9])/3" office:value-type="float" office:value="28797.6666666667">
            <text:p>28797.6666666667</text:p>
          </table:table-cell>
          <table:table-cell table:formula="of:=SUM([.D7:.D9])/3" office:value-type="float" office:value="12879">
            <text:p>12879</text:p>
          </table:table-cell>
          <table:table-cell table:formula="of:=SUM([.E7:.E9])/3" office:value-type="float" office:value="12829">
            <text:p>12829</text:p>
          </table:table-cell>
          <table:table-cell table:formula="of:=SUM([.F7:.F9])/3" office:value-type="float" office:value="10140.3333333333">
            <text:p>10140.3333333333</text:p>
          </table:table-cell>
          <table:table-cell table:formula="of:=SUM([.G7:.G9])/3" office:value-type="float" office:value="27851.3333333333">
            <text:p>27851.3333333333</text:p>
          </table:table-cell>
          <table:table-cell table:formula="of:=SUM([.H7:.H9])/3" office:value-type="float" office:value="12853.6666666667">
            <text:p>12853.6666666667</text:p>
          </table:table-cell>
          <table:table-cell table:formula="of:=SUM([.I7:.I9])/3" office:value-type="float" office:value="12976">
            <text:p>12976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876">
            <text:p>7876</text:p>
          </table:table-cell>
          <table:table-cell office:value-type="float" office:value="7697">
            <text:p>7697</text:p>
          </table:table-cell>
          <table:table-cell office:value-type="float" office:value="3375">
            <text:p>3375</text:p>
          </table:table-cell>
          <table:table-cell office:value-type="float" office:value="3782">
            <text:p>3782</text:p>
          </table:table-cell>
          <table:table-cell office:value-type="float" office:value="2620">
            <text:p>2620</text:p>
          </table:table-cell>
          <table:table-cell office:value-type="float" office:value="6726">
            <text:p>6726</text:p>
          </table:table-cell>
          <table:table-cell office:value-type="float" office:value="3365">
            <text:p>3365</text:p>
          </table:table-cell>
          <table:table-cell office:value-type="float" office:value="3702">
            <text:p>3702</text:p>
          </table:table-cell>
          <table:table-cell table:formula="of:=SUM([.B10:.B11])/2" office:value-type="float" office:value="143636.5">
            <text:p>143636.5</text:p>
          </table:table-cell>
          <table:table-cell table:formula="of:=SUM([.C10:.C11])/2" office:value-type="float" office:value="144256.5">
            <text:p>144256.5</text:p>
          </table:table-cell>
          <table:table-cell table:formula="of:=SUM([.D10:.D11])/2" office:value-type="float" office:value="9388.5">
            <text:p>9388.5</text:p>
          </table:table-cell>
          <table:table-cell table:formula="of:=SUM([.E10:.E11])/2" office:value-type="float" office:value="9697.5">
            <text:p>9697.5</text:p>
          </table:table-cell>
          <table:table-cell table:formula="of:=SUM([.F10:.F11])/2" office:value-type="float" office:value="46684">
            <text:p>46684</text:p>
          </table:table-cell>
          <table:table-cell table:formula="of:=SUM([.G10:.G11])/2" office:value-type="float" office:value="55958.5">
            <text:p>55958.5</text:p>
          </table:table-cell>
          <table:table-cell table:formula="of:=SUM([.H10:.H11])/2" office:value-type="float" office:value="9410">
            <text:p>9410</text:p>
          </table:table-cell>
          <table:table-cell table:formula="of:=SUM([.I10:.I11])/2" office:value-type="float" office:value="9999">
            <text:p>9999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6931">
            <text:p>26931</text:p>
          </table:table-cell>
          <table:table-cell office:value-type="float" office:value="26907">
            <text:p>26907</text:p>
          </table:table-cell>
          <table:table-cell office:value-type="float" office:value="15498">
            <text:p>15498</text:p>
          </table:table-cell>
          <table:table-cell office:value-type="float" office:value="15276">
            <text:p>15276</text:p>
          </table:table-cell>
          <table:table-cell office:value-type="float" office:value="9804">
            <text:p>9804</text:p>
          </table:table-cell>
          <table:table-cell office:value-type="float" office:value="30133">
            <text:p>30133</text:p>
          </table:table-cell>
          <table:table-cell office:value-type="float" office:value="15457">
            <text:p>15457</text:p>
          </table:table-cell>
          <table:table-cell office:value-type="float" office:value="15556">
            <text:p>15556</text:p>
          </table:table-cell>
          <table:table-cell table:formula="of:=SUM([.B12:.B15])/4" office:value-type="float" office:value="252093.5">
            <text:p>252093.5</text:p>
          </table:table-cell>
          <table:table-cell table:formula="of:=SUM([.C12:.C15])/4" office:value-type="float" office:value="311524.75">
            <text:p>311524.75</text:p>
          </table:table-cell>
          <table:table-cell table:formula="of:=SUM([.D12:.D15])/4" office:value-type="float" office:value="72072.5">
            <text:p>72072.5</text:p>
          </table:table-cell>
          <table:table-cell table:formula="of:=SUM([.E12:.E15])/4" office:value-type="float" office:value="72685.75">
            <text:p>72685.75</text:p>
          </table:table-cell>
          <table:table-cell table:formula="of:=SUM([.F12:.F15])/4" office:value-type="float" office:value="162514.5">
            <text:p>162514.5</text:p>
          </table:table-cell>
          <table:table-cell table:formula="of:=SUM([.G12:.G15])/4" office:value-type="float" office:value="199995">
            <text:p>199995</text:p>
          </table:table-cell>
          <table:table-cell table:formula="of:=SUM([.H12:.H15])/4" office:value-type="float" office:value="72992">
            <text:p>72992</text:p>
          </table:table-cell>
          <table:table-cell table:formula="of:=SUM([.I12:.I15])/4" office:value-type="float" office:value="71452.5">
            <text:p>71452.5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5718">
            <text:p>25718</text:p>
          </table:table-cell>
          <table:table-cell office:value-type="float" office:value="24978">
            <text:p>24978</text:p>
          </table:table-cell>
          <table:table-cell office:value-type="float" office:value="16778">
            <text:p>16778</text:p>
          </table:table-cell>
          <table:table-cell office:value-type="float" office:value="16697">
            <text:p>16697</text:p>
          </table:table-cell>
          <table:table-cell office:value-type="float" office:value="8746">
            <text:p>8746</text:p>
          </table:table-cell>
          <table:table-cell office:value-type="float" office:value="23886">
            <text:p>23886</text:p>
          </table:table-cell>
          <table:table-cell office:value-type="float" office:value="16741">
            <text:p>16741</text:p>
          </table:table-cell>
          <table:table-cell office:value-type="float" office:value="16681">
            <text:p>16681</text:p>
          </table:table-cell>
          <table:table-cell table:formula="of:=SUM([.B16:.B17])/2" office:value-type="float" office:value="955317.5">
            <text:p>955317.5</text:p>
          </table:table-cell>
          <table:table-cell table:formula="of:=SUM([.C16:.C17])/2" office:value-type="float" office:value="962769">
            <text:p>962769</text:p>
          </table:table-cell>
          <table:table-cell table:formula="of:=SUM([.D16:.D17])/2" office:value-type="float" office:value="123507">
            <text:p>123507</text:p>
          </table:table-cell>
          <table:table-cell table:formula="of:=SUM([.E16:.E17])/2" office:value-type="float" office:value="126435">
            <text:p>126435</text:p>
          </table:table-cell>
          <table:table-cell table:formula="of:=SUM([.F16:.F17])/2" office:value-type="float" office:value="842188">
            <text:p>842188</text:p>
          </table:table-cell>
          <table:table-cell table:formula="of:=SUM([.G16:.G17])/2" office:value-type="float" office:value="841036.5">
            <text:p>841036.5</text:p>
          </table:table-cell>
          <table:table-cell table:formula="of:=SUM([.H16:.H17])/2" office:value-type="float" office:value="126097">
            <text:p>126097</text:p>
          </table:table-cell>
          <table:table-cell table:formula="of:=SUM([.I16:.I17])/2" office:value-type="float" office:value="123777.5">
            <text:p>123777.5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4402">
            <text:p>34402</text:p>
          </table:table-cell>
          <table:table-cell office:value-type="float" office:value="34508">
            <text:p>34508</text:p>
          </table:table-cell>
          <table:table-cell office:value-type="float" office:value="6361">
            <text:p>6361</text:p>
          </table:table-cell>
          <table:table-cell office:value-type="float" office:value="6514">
            <text:p>6514</text:p>
          </table:table-cell>
          <table:table-cell office:value-type="float" office:value="11871">
            <text:p>11871</text:p>
          </table:table-cell>
          <table:table-cell office:value-type="float" office:value="29535">
            <text:p>29535</text:p>
          </table:table-cell>
          <table:table-cell office:value-type="float" office:value="6363">
            <text:p>6363</text:p>
          </table:table-cell>
          <table:table-cell office:value-type="float" office:value="6691">
            <text:p>6691</text:p>
          </table:table-cell>
          <table:table-cell office:value-type="float" office:value="11162733.25">
            <text:p>11162733.25</text:p>
          </table:table-cell>
          <table:table-cell office:value-type="float" office:value="11162734.25">
            <text:p>11162734.25</text:p>
          </table:table-cell>
          <table:table-cell office:value-type="float" office:value="11162735.25">
            <text:p>11162735.25</text:p>
          </table:table-cell>
          <table:table-cell office:value-type="float" office:value="11162736.25">
            <text:p>11162736.25</text:p>
          </table:table-cell>
          <table:table-cell office:value-type="float" office:value="11162737.25">
            <text:p>11162737.25</text:p>
          </table:table-cell>
          <table:table-cell office:value-type="float" office:value="11162738.25">
            <text:p>11162738.25</text:p>
          </table:table-cell>
          <table:table-cell office:value-type="float" office:value="11162739.25">
            <text:p>11162739.25</text:p>
          </table:table-cell>
          <table:table-cell office:value-type="float" office:value="11162740.25">
            <text:p>11162740.25</text:p>
          </table:table-cell>
          <table:table-cell table:number-columns-repeated="8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8246">
            <text:p>148246</text:p>
          </table:table-cell>
          <table:table-cell office:value-type="float" office:value="149716">
            <text:p>149716</text:p>
          </table:table-cell>
          <table:table-cell office:value-type="float" office:value="9951">
            <text:p>9951</text:p>
          </table:table-cell>
          <table:table-cell office:value-type="float" office:value="10419">
            <text:p>10419</text:p>
          </table:table-cell>
          <table:table-cell office:value-type="float" office:value="52529">
            <text:p>52529</text:p>
          </table:table-cell>
          <table:table-cell office:value-type="float" office:value="56293">
            <text:p>56293</text:p>
          </table:table-cell>
          <table:table-cell office:value-type="float" office:value="9934">
            <text:p>9934</text:p>
          </table:table-cell>
          <table:table-cell office:value-type="float" office:value="10792">
            <text:p>10792</text:p>
          </table:table-cell>
          <table:table-cell table:formula="of:=SUM([.B18:.B21])/4" office:value-type="float" office:value="4101436.25">
            <text:p>4101436.25</text:p>
          </table:table-cell>
          <table:table-cell table:formula="of:=SUM([.C18:.C21])/4" office:value-type="float" office:value="4134792.25">
            <text:p>4134792.25</text:p>
          </table:table-cell>
          <table:table-cell table:formula="of:=SUM([.D18:.D21])/4" office:value-type="float" office:value="253557.5">
            <text:p>253557.5</text:p>
          </table:table-cell>
          <table:table-cell table:formula="of:=SUM([.E18:.E21])/4" office:value-type="float" office:value="249580.75">
            <text:p>249580.75</text:p>
          </table:table-cell>
          <table:table-cell table:formula="of:=SUM([.F18:.F21])/4" office:value-type="float" office:value="3572873.25">
            <text:p>3572873.25</text:p>
          </table:table-cell>
          <table:table-cell table:formula="of:=SUM([.G18:.G21])/4" office:value-type="float" office:value="3641615.5">
            <text:p>3641615.5</text:p>
          </table:table-cell>
          <table:table-cell table:formula="of:=SUM([.H18:.H21])/4" office:value-type="float" office:value="271637.5">
            <text:p>271637.5</text:p>
          </table:table-cell>
          <table:table-cell table:formula="of:=SUM([.I18:.I21])/4" office:value-type="float" office:value="305438.25">
            <text:p>305438.25</text:p>
          </table:table-cell>
          <table:table-cell table:number-columns-repeated="8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9027">
            <text:p>139027</text:p>
          </table:table-cell>
          <table:table-cell office:value-type="float" office:value="138797">
            <text:p>138797</text:p>
          </table:table-cell>
          <table:table-cell office:value-type="float" office:value="8826">
            <text:p>8826</text:p>
          </table:table-cell>
          <table:table-cell office:value-type="float" office:value="8976">
            <text:p>8976</text:p>
          </table:table-cell>
          <table:table-cell office:value-type="float" office:value="40839">
            <text:p>40839</text:p>
          </table:table-cell>
          <table:table-cell office:value-type="float" office:value="55624">
            <text:p>55624</text:p>
          </table:table-cell>
          <table:table-cell office:value-type="float" office:value="8886">
            <text:p>8886</text:p>
          </table:table-cell>
          <table:table-cell office:value-type="float" office:value="9206">
            <text:p>9206</text:p>
          </table:table-cell>
          <table:table-cell table:formula="of:=SUM([.B22:.B24])/3" office:value-type="float" office:value="26042092.3333333">
            <text:p>26042092.3333333</text:p>
          </table:table-cell>
          <table:table-cell table:formula="of:=SUM([.C22:.C24])/3" office:value-type="float" office:value="26194064.3333333">
            <text:p>26194064.3333333</text:p>
          </table:table-cell>
          <table:table-cell table:formula="of:=SUM([.D22:.D24])/3" office:value-type="float" office:value="732581">
            <text:p>732581</text:p>
          </table:table-cell>
          <table:table-cell table:formula="of:=SUM([.E22:.E24])/3" office:value-type="float" office:value="723387.333333333">
            <text:p>723387.333333333</text:p>
          </table:table-cell>
          <table:table-cell table:formula="of:=SUM([.F22:.F24])/3" office:value-type="float" office:value="22384113.3333333">
            <text:p>22384113.3333333</text:p>
          </table:table-cell>
          <table:table-cell table:formula="of:=SUM([.G22:.G24])/3" office:value-type="float" office:value="23182192.3333333">
            <text:p>23182192.3333333</text:p>
          </table:table-cell>
          <table:table-cell table:formula="of:=SUM([.H22:.H24])/3" office:value-type="float" office:value="730657.333333333">
            <text:p>730657.333333333</text:p>
          </table:table-cell>
          <table:table-cell table:formula="of:=SUM([.I22:.I24])/3" office:value-type="float" office:value="682511.666666667">
            <text:p>682511.666666667</text:p>
          </table:table-cell>
          <table:table-cell table:number-columns-repeated="8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1318">
            <text:p>451318</text:p>
          </table:table-cell>
          <table:table-cell office:value-type="float" office:value="470999">
            <text:p>470999</text:p>
          </table:table-cell>
          <table:table-cell office:value-type="float" office:value="54357">
            <text:p>54357</text:p>
          </table:table-cell>
          <table:table-cell office:value-type="float" office:value="54615">
            <text:p>54615</text:p>
          </table:table-cell>
          <table:table-cell office:value-type="float" office:value="174514">
            <text:p>174514</text:p>
          </table:table-cell>
          <table:table-cell office:value-type="float" office:value="298262">
            <text:p>298262</text:p>
          </table:table-cell>
          <table:table-cell office:value-type="float" office:value="54721">
            <text:p>54721</text:p>
          </table:table-cell>
          <table:table-cell office:value-type="float" office:value="53889">
            <text:p>53889</text:p>
          </table:table-cell>
          <table:table-cell table:formula="of:=SUM([.B25:.B28])/4" office:value-type="float" office:value="105270234.5">
            <text:p>105270234.5</text:p>
          </table:table-cell>
          <table:table-cell table:formula="of:=SUM([.C25:.C28])/4" office:value-type="float" office:value="106105984.25">
            <text:p>106105984.25</text:p>
          </table:table-cell>
          <table:table-cell table:formula="of:=SUM([.D25:.D28])/4" office:value-type="float" office:value="2240375.5">
            <text:p>2240375.5</text:p>
          </table:table-cell>
          <table:table-cell table:formula="of:=SUM([.E25:.E28])/4" office:value-type="float" office:value="2400825">
            <text:p>2400825</text:p>
          </table:table-cell>
          <table:table-cell table:formula="of:=SUM([.F25:.F28])/4" office:value-type="float" office:value="86946959.5">
            <text:p>86946959.5</text:p>
          </table:table-cell>
          <table:table-cell table:formula="of:=SUM([.G25:.G28])/4" office:value-type="float" office:value="90971912.75">
            <text:p>90971912.75</text:p>
          </table:table-cell>
          <table:table-cell table:formula="of:=SUM([.H25:.H28])/4" office:value-type="float" office:value="2242903.25">
            <text:p>2242903.25</text:p>
          </table:table-cell>
          <table:table-cell table:formula="of:=SUM([.I25:.I28])/4" office:value-type="float" office:value="2321948.5">
            <text:p>2321948.5</text:p>
          </table:table-cell>
          <table:table-cell table:number-columns-repeated="8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4933">
            <text:p>174933</text:p>
          </table:table-cell>
          <table:table-cell office:value-type="float" office:value="198224">
            <text:p>198224</text:p>
          </table:table-cell>
          <table:table-cell office:value-type="float" office:value="78417">
            <text:p>78417</text:p>
          </table:table-cell>
          <table:table-cell office:value-type="float" office:value="79414">
            <text:p>79414</text:p>
          </table:table-cell>
          <table:table-cell office:value-type="float" office:value="164673">
            <text:p>164673</text:p>
          </table:table-cell>
          <table:table-cell office:value-type="float" office:value="154224">
            <text:p>154224</text:p>
          </table:table-cell>
          <table:table-cell office:value-type="float" office:value="78661">
            <text:p>78661</text:p>
          </table:table-cell>
          <table:table-cell office:value-type="float" office:value="77929">
            <text:p>77929</text:p>
          </table:table-cell>
          <table:table-cell table:formula="of:=SUM([.B29:.B30])/2" office:value-type="float" office:value="967158498.5">
            <text:p>967158498.5</text:p>
          </table:table-cell>
          <table:table-cell table:formula="of:=SUM([.C29:.C30])/2" office:value-type="float" office:value="1608004519">
            <text:p>1608004519</text:p>
          </table:table-cell>
          <table:table-cell table:formula="of:=SUM([.D29:.D30])/2" office:value-type="float" office:value="399769.5">
            <text:p>399769.5</text:p>
          </table:table-cell>
          <table:table-cell table:formula="of:=SUM([.E29:.E30])/2" office:value-type="float" office:value="417547">
            <text:p>417547</text:p>
          </table:table-cell>
          <table:table-cell table:formula="of:=SUM([.F29:.F30])/2" office:value-type="float" office:value="816421732">
            <text:p>816421732</text:p>
          </table:table-cell>
          <table:table-cell table:formula="of:=SUM([.G29:.G30])/2" office:value-type="float" office:value="1273549017.5">
            <text:p>1273549017.5</text:p>
          </table:table-cell>
          <table:table-cell table:formula="of:=SUM([.H29:.H30])/2" office:value-type="float" office:value="399377">
            <text:p>399377</text:p>
          </table:table-cell>
          <table:table-cell table:formula="of:=SUM([.I29:.I30])/2" office:value-type="float" office:value="409014.5">
            <text:p>409014.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2205">
            <text:p>162205</text:p>
          </table:table-cell>
          <table:table-cell office:value-type="float" office:value="229481">
            <text:p>229481</text:p>
          </table:table-cell>
          <table:table-cell office:value-type="float" office:value="74401">
            <text:p>74401</text:p>
          </table:table-cell>
          <table:table-cell office:value-type="float" office:value="75605">
            <text:p>75605</text:p>
          </table:table-cell>
          <table:table-cell office:value-type="float" office:value="139024">
            <text:p>139024</text:p>
          </table:table-cell>
          <table:table-cell office:value-type="float" office:value="176769">
            <text:p>176769</text:p>
          </table:table-cell>
          <table:table-cell office:value-type="float" office:value="76109">
            <text:p>76109</text:p>
          </table:table-cell>
          <table:table-cell office:value-type="float" office:value="74437">
            <text:p>74437</text:p>
          </table:table-cell>
          <table:table-cell office:value-type="string">
            <text:p>Sin Podas</text:p>
          </table:table-cell>
          <table:table-cell office:value-type="string">
            <text:p>Poda 3</text:p>
          </table:table-cell>
          <table:table-cell office:value-type="string">
            <text:p>Poda 2</text:p>
          </table:table-cell>
          <table:table-cell office:value-type="string">
            <text:p>Podas 2 y 3</text:p>
          </table:table-cell>
          <table:table-cell office:value-type="string">
            <text:p>Poda 1</text:p>
          </table:table-cell>
          <table:table-cell office:value-type="string">
            <text:p>Podas 1 y 3</text:p>
          </table:table-cell>
          <table:table-cell office:value-type="string">
            <text:p>Podas 1 y 2</text:p>
          </table:table-cell>
          <table:table-cell office:value-type="string">
            <text:p>Podas 1, 2 y 3</text:p>
          </table:table-cell>
          <table:table-cell office:value-type="string">
            <text:p>Microsegundos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9918">
            <text:p>219918</text:p>
          </table:table-cell>
          <table:table-cell office:value-type="float" office:value="347395">
            <text:p>347395</text:p>
          </table:table-cell>
          <table:table-cell office:value-type="float" office:value="81115">
            <text:p>81115</text:p>
          </table:table-cell>
          <table:table-cell office:value-type="float" office:value="81109">
            <text:p>81109</text:p>
          </table:table-cell>
          <table:table-cell office:value-type="float" office:value="171847">
            <text:p>171847</text:p>
          </table:table-cell>
          <table:table-cell office:value-type="float" office:value="170725">
            <text:p>170725</text:p>
          </table:table-cell>
          <table:table-cell office:value-type="float" office:value="82477">
            <text:p>82477</text:p>
          </table:table-cell>
          <table:table-cell office:value-type="float" office:value="79555">
            <text:p>79555</text:p>
          </table:table-cell>
          <table:table-cell table:formula="of:=[.J2]/POWER(10;3)" office:value-type="float" office:value="0.86">
            <text:p>0.86</text:p>
          </table:table-cell>
          <table:table-cell table:formula="of:=[.K2]/POWER(10;3)" office:value-type="float" office:value="0.847">
            <text:p>0.847</text:p>
          </table:table-cell>
          <table:table-cell table:formula="of:=[.L2]/POWER(10;3)" office:value-type="float" office:value="0.853">
            <text:p>0.853</text:p>
          </table:table-cell>
          <table:table-cell table:formula="of:=[.M2]/POWER(10;3)" office:value-type="float" office:value="0.862">
            <text:p>0.862</text:p>
          </table:table-cell>
          <table:table-cell table:formula="of:=[.N2]/POWER(10;3)" office:value-type="float" office:value="0.353">
            <text:p>0.353</text:p>
          </table:table-cell>
          <table:table-cell table:formula="of:=[.O2]/POWER(10;3)" office:value-type="float" office:value="0.846">
            <text:p>0.846</text:p>
          </table:table-cell>
          <table:table-cell table:formula="of:=[.P2]/POWER(10;3)" office:value-type="float" office:value="0.855">
            <text:p>0.855</text:p>
          </table:table-cell>
          <table:table-cell table:formula="of:=[.Q2]/POWER(10;3)" office:value-type="float" office:value="0.873">
            <text:p>0.873</text:p>
          </table:table-cell>
          <table:table-cell table:number-columns-repeated="8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67611">
            <text:p>867611</text:p>
          </table:table-cell>
          <table:table-cell office:value-type="float" office:value="878713">
            <text:p>878713</text:p>
          </table:table-cell>
          <table:table-cell office:value-type="float" office:value="95917">
            <text:p>95917</text:p>
          </table:table-cell>
          <table:table-cell office:value-type="float" office:value="98236">
            <text:p>98236</text:p>
          </table:table-cell>
          <table:table-cell office:value-type="float" office:value="881506">
            <text:p>881506</text:p>
          </table:table-cell>
          <table:table-cell office:value-type="float" office:value="881641">
            <text:p>881641</text:p>
          </table:table-cell>
          <table:table-cell office:value-type="float" office:value="98080">
            <text:p>98080</text:p>
          </table:table-cell>
          <table:table-cell office:value-type="float" office:value="96712">
            <text:p>96712</text:p>
          </table:table-cell>
          <table:table-cell table:formula="of:=[.J3]/POWER(10;3)" office:value-type="float" office:value="2.0515">
            <text:p>2.0515</text:p>
          </table:table-cell>
          <table:table-cell table:formula="of:=[.K3]/POWER(10;3)" office:value-type="float" office:value="2.022">
            <text:p>2.022</text:p>
          </table:table-cell>
          <table:table-cell table:formula="of:=[.L3]/POWER(10;3)" office:value-type="float" office:value="1.4475">
            <text:p>1.4475</text:p>
          </table:table-cell>
          <table:table-cell table:formula="of:=[.M3]/POWER(10;3)" office:value-type="float" office:value="1.4665">
            <text:p>1.4665</text:p>
          </table:table-cell>
          <table:table-cell table:formula="of:=[.N3]/POWER(10;3)" office:value-type="float" office:value="0.842">
            <text:p>0.842</text:p>
          </table:table-cell>
          <table:table-cell table:formula="of:=[.O3]/POWER(10;3)" office:value-type="float" office:value="2.0525">
            <text:p>2.0525</text:p>
          </table:table-cell>
          <table:table-cell table:formula="of:=[.P3]/POWER(10;3)" office:value-type="float" office:value="1.444">
            <text:p>1.444</text:p>
          </table:table-cell>
          <table:table-cell table:formula="of:=[.Q3]/POWER(10;3)" office:value-type="float" office:value="1.4595">
            <text:p>1.4595</text:p>
          </table:table-cell>
          <table:table-cell table:number-columns-repeated="8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43024">
            <text:p>1043024</text:p>
          </table:table-cell>
          <table:table-cell office:value-type="float" office:value="1046825">
            <text:p>1046825</text:p>
          </table:table-cell>
          <table:table-cell office:value-type="float" office:value="151097">
            <text:p>151097</text:p>
          </table:table-cell>
          <table:table-cell office:value-type="float" office:value="154634">
            <text:p>154634</text:p>
          </table:table-cell>
          <table:table-cell office:value-type="float" office:value="802870">
            <text:p>802870</text:p>
          </table:table-cell>
          <table:table-cell office:value-type="float" office:value="800432">
            <text:p>800432</text:p>
          </table:table-cell>
          <table:table-cell office:value-type="float" office:value="154114">
            <text:p>154114</text:p>
          </table:table-cell>
          <table:table-cell office:value-type="float" office:value="150843">
            <text:p>150843</text:p>
          </table:table-cell>
          <table:table-cell table:formula="of:=[.J4]/POWER(10;3)" office:value-type="float" office:value="8.29">
            <text:p>8.29</text:p>
          </table:table-cell>
          <table:table-cell table:formula="of:=[.K4]/POWER(10;3)" office:value-type="float" office:value="8.2745">
            <text:p>8.2745</text:p>
          </table:table-cell>
          <table:table-cell table:formula="of:=[.L4]/POWER(10;3)" office:value-type="float" office:value="3.645">
            <text:p>3.645</text:p>
          </table:table-cell>
          <table:table-cell table:formula="of:=[.M4]/POWER(10;3)" office:value-type="float" office:value="4.0475">
            <text:p>4.0475</text:p>
          </table:table-cell>
          <table:table-cell table:formula="of:=[.N4]/POWER(10;3)" office:value-type="float" office:value="2.8985">
            <text:p>2.8985</text:p>
          </table:table-cell>
          <table:table-cell table:formula="of:=[.O4]/POWER(10;3)" office:value-type="float" office:value="7.787">
            <text:p>7.787</text:p>
          </table:table-cell>
          <table:table-cell table:formula="of:=[.P4]/POWER(10;3)" office:value-type="float" office:value="3.591">
            <text:p>3.591</text:p>
          </table:table-cell>
          <table:table-cell table:formula="of:=[.Q4]/POWER(10;3)" office:value-type="float" office:value="3.988">
            <text:p>3.988</text:p>
          </table:table-cell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918384">
            <text:p>5918384</text:p>
          </table:table-cell>
          <table:table-cell office:value-type="float" office:value="5897349">
            <text:p>5897349</text:p>
          </table:table-cell>
          <table:table-cell office:value-type="float" office:value="245191">
            <text:p>245191</text:p>
          </table:table-cell>
          <table:table-cell office:value-type="float" office:value="249490">
            <text:p>249490</text:p>
          </table:table-cell>
          <table:table-cell office:value-type="float" office:value="5949174">
            <text:p>5949174</text:p>
          </table:table-cell>
          <table:table-cell office:value-type="float" office:value="5944930">
            <text:p>5944930</text:p>
          </table:table-cell>
          <table:table-cell office:value-type="float" office:value="219271">
            <text:p>219271</text:p>
          </table:table-cell>
          <table:table-cell office:value-type="float" office:value="323448">
            <text:p>323448</text:p>
          </table:table-cell>
          <table:table-cell table:formula="of:=[.J5]/POWER(10;3)" office:value-type="float" office:value="29.017">
            <text:p>29.017</text:p>
          </table:table-cell>
          <table:table-cell table:formula="of:=[.K5]/POWER(10;3)" office:value-type="float" office:value="28.7976666666667">
            <text:p>28.7976666667</text:p>
          </table:table-cell>
          <table:table-cell table:formula="of:=[.L5]/POWER(10;3)" office:value-type="float" office:value="12.879">
            <text:p>12.879</text:p>
          </table:table-cell>
          <table:table-cell table:formula="of:=[.M5]/POWER(10;3)" office:value-type="float" office:value="12.829">
            <text:p>12.829</text:p>
          </table:table-cell>
          <table:table-cell table:formula="of:=[.N5]/POWER(10;3)" office:value-type="float" office:value="10.1403333333333">
            <text:p>10.1403333333</text:p>
          </table:table-cell>
          <table:table-cell table:formula="of:=[.O5]/POWER(10;3)" office:value-type="float" office:value="27.8513333333333">
            <text:p>27.8513333333</text:p>
          </table:table-cell>
          <table:table-cell table:formula="of:=[.P5]/POWER(10;3)" office:value-type="float" office:value="12.8536666666667">
            <text:p>12.8536666667</text:p>
          </table:table-cell>
          <table:table-cell table:formula="of:=[.Q5]/POWER(10;3)" office:value-type="float" office:value="12.976">
            <text:p>12.976</text:p>
          </table:table-cell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771619">
            <text:p>3771619</text:p>
          </table:table-cell>
          <table:table-cell office:value-type="float" office:value="3780204">
            <text:p>3780204</text:p>
          </table:table-cell>
          <table:table-cell office:value-type="float" office:value="122939">
            <text:p>122939</text:p>
          </table:table-cell>
          <table:table-cell office:value-type="float" office:value="125214">
            <text:p>125214</text:p>
          </table:table-cell>
          <table:table-cell office:value-type="float" office:value="3368435">
            <text:p>3368435</text:p>
          </table:table-cell>
          <table:table-cell office:value-type="float" office:value="3363448">
            <text:p>3363448</text:p>
          </table:table-cell>
          <table:table-cell office:value-type="float" office:value="129574">
            <text:p>129574</text:p>
          </table:table-cell>
          <table:table-cell office:value-type="float" office:value="124107">
            <text:p>124107</text:p>
          </table:table-cell>
          <table:table-cell table:formula="of:=[.J6]/POWER(10;3)" office:value-type="float" office:value="143.6365">
            <text:p>143.6365</text:p>
          </table:table-cell>
          <table:table-cell table:formula="of:=[.K6]/POWER(10;3)" office:value-type="float" office:value="144.2565">
            <text:p>144.2565</text:p>
          </table:table-cell>
          <table:table-cell table:formula="of:=[.L6]/POWER(10;3)" office:value-type="float" office:value="9.3885">
            <text:p>9.3885</text:p>
          </table:table-cell>
          <table:table-cell table:formula="of:=[.M6]/POWER(10;3)" office:value-type="float" office:value="9.6975">
            <text:p>9.6975</text:p>
          </table:table-cell>
          <table:table-cell table:formula="of:=[.N6]/POWER(10;3)" office:value-type="float" office:value="46.684">
            <text:p>46.684</text:p>
          </table:table-cell>
          <table:table-cell table:formula="of:=[.O6]/POWER(10;3)" office:value-type="float" office:value="55.9585">
            <text:p>55.9585</text:p>
          </table:table-cell>
          <table:table-cell table:formula="of:=[.P6]/POWER(10;3)" office:value-type="float" office:value="9.41">
            <text:p>9.41</text:p>
          </table:table-cell>
          <table:table-cell table:formula="of:=[.Q6]/POWER(10;3)" office:value-type="float" office:value="9.999">
            <text:p>9.999</text:p>
          </table:table-cell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587413">
            <text:p>2587413</text:p>
          </table:table-cell>
          <table:table-cell office:value-type="float" office:value="2640590">
            <text:p>2640590</text:p>
          </table:table-cell>
          <table:table-cell office:value-type="float" office:value="227107">
            <text:p>227107</text:p>
          </table:table-cell>
          <table:table-cell office:value-type="float" office:value="231121">
            <text:p>231121</text:p>
          </table:table-cell>
          <table:table-cell office:value-type="float" office:value="1980731">
            <text:p>1980731</text:p>
          </table:table-cell>
          <table:table-cell office:value-type="float" office:value="2226479">
            <text:p>2226479</text:p>
          </table:table-cell>
          <table:table-cell office:value-type="float" office:value="280316">
            <text:p>280316</text:p>
          </table:table-cell>
          <table:table-cell office:value-type="float" office:value="297820">
            <text:p>297820</text:p>
          </table:table-cell>
          <table:table-cell table:formula="of:=[.J7]/POWER(10;3)" office:value-type="float" office:value="252.0935">
            <text:p>252.0935</text:p>
          </table:table-cell>
          <table:table-cell table:formula="of:=[.K7]/POWER(10;3)" office:value-type="float" office:value="311.52475">
            <text:p>311.52475</text:p>
          </table:table-cell>
          <table:table-cell table:formula="of:=[.L7]/POWER(10;3)" office:value-type="float" office:value="72.0725">
            <text:p>72.0725</text:p>
          </table:table-cell>
          <table:table-cell table:formula="of:=[.M7]/POWER(10;3)" office:value-type="float" office:value="72.68575">
            <text:p>72.68575</text:p>
          </table:table-cell>
          <table:table-cell table:formula="of:=[.N7]/POWER(10;3)" office:value-type="float" office:value="162.5145">
            <text:p>162.5145</text:p>
          </table:table-cell>
          <table:table-cell table:formula="of:=[.O7]/POWER(10;3)" office:value-type="float" office:value="199.995">
            <text:p>199.995</text:p>
          </table:table-cell>
          <table:table-cell table:formula="of:=[.P7]/POWER(10;3)" office:value-type="float" office:value="72.992">
            <text:p>72.992</text:p>
          </table:table-cell>
          <table:table-cell table:formula="of:=[.Q7]/POWER(10;3)" office:value-type="float" office:value="71.4525">
            <text:p>71.4525</text:p>
          </table:table-cell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128329">
            <text:p>4128329</text:p>
          </table:table-cell>
          <table:table-cell office:value-type="float" office:value="4221026">
            <text:p>4221026</text:p>
          </table:table-cell>
          <table:table-cell office:value-type="float" office:value="418993">
            <text:p>418993</text:p>
          </table:table-cell>
          <table:table-cell office:value-type="float" office:value="392498">
            <text:p>392498</text:p>
          </table:table-cell>
          <table:table-cell office:value-type="float" office:value="2993153">
            <text:p>2993153</text:p>
          </table:table-cell>
          <table:table-cell office:value-type="float" office:value="3031605">
            <text:p>3031605</text:p>
          </table:table-cell>
          <table:table-cell office:value-type="float" office:value="457389">
            <text:p>457389</text:p>
          </table:table-cell>
          <table:table-cell office:value-type="float" office:value="476378">
            <text:p>476378</text:p>
          </table:table-cell>
          <table:table-cell table:formula="of:=[.J8]/POWER(10;3)" office:value-type="float" office:value="955.3175">
            <text:p>955.3175</text:p>
          </table:table-cell>
          <table:table-cell table:formula="of:=[.K8]/POWER(10;3)" office:value-type="float" office:value="962.769">
            <text:p>962.769</text:p>
          </table:table-cell>
          <table:table-cell table:formula="of:=[.L8]/POWER(10;3)" office:value-type="float" office:value="123.507">
            <text:p>123.507</text:p>
          </table:table-cell>
          <table:table-cell table:formula="of:=[.M8]/POWER(10;3)" office:value-type="float" office:value="126.435">
            <text:p>126.435</text:p>
          </table:table-cell>
          <table:table-cell table:formula="of:=[.N8]/POWER(10;3)" office:value-type="float" office:value="842.188">
            <text:p>842.188</text:p>
          </table:table-cell>
          <table:table-cell table:formula="of:=[.O8]/POWER(10;3)" office:value-type="float" office:value="841.0365">
            <text:p>841.0365</text:p>
          </table:table-cell>
          <table:table-cell table:formula="of:=[.P8]/POWER(10;3)" office:value-type="float" office:value="126.097">
            <text:p>126.097</text:p>
          </table:table-cell>
          <table:table-cell table:formula="of:=[.Q8]/POWER(10;3)" office:value-type="float" office:value="123.7775">
            <text:p>123.7775</text:p>
          </table:table-cell>
          <table:table-cell table:number-columns-repeated="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1982742">
            <text:p>31982742</text:p>
          </table:table-cell>
          <table:table-cell office:value-type="float" office:value="32237792">
            <text:p>32237792</text:p>
          </table:table-cell>
          <table:table-cell office:value-type="float" office:value="366148">
            <text:p>366148</text:p>
          </table:table-cell>
          <table:table-cell office:value-type="float" office:value="296415">
            <text:p>296415</text:p>
          </table:table-cell>
          <table:table-cell office:value-type="float" office:value="32668194">
            <text:p>32668194</text:p>
          </table:table-cell>
          <table:table-cell office:value-type="float" office:value="34400166">
            <text:p>34400166</text:p>
          </table:table-cell>
          <table:table-cell office:value-type="float" office:value="215526">
            <text:p>215526</text:p>
          </table:table-cell>
          <table:table-cell office:value-type="float" office:value="216860">
            <text:p>216860</text:p>
          </table:table-cell>
          <table:table-cell table:formula="of:=[.J9]/POWER(10;3)" office:value-type="float" office:value="11162.73325">
            <text:p>11162.73325</text:p>
          </table:table-cell>
          <table:table-cell table:formula="of:=[.K9]/POWER(10;3)" office:value-type="float" office:value="11162.73425">
            <text:p>11162.73425</text:p>
          </table:table-cell>
          <table:table-cell table:formula="of:=[.L9]/POWER(10;3)" office:value-type="float" office:value="11162.73525">
            <text:p>11162.73525</text:p>
          </table:table-cell>
          <table:table-cell table:formula="of:=[.M9]/POWER(10;3)" office:value-type="float" office:value="11162.73625">
            <text:p>11162.73625</text:p>
          </table:table-cell>
          <table:table-cell table:formula="of:=[.N9]/POWER(10;3)" office:value-type="float" office:value="11162.73725">
            <text:p>11162.73725</text:p>
          </table:table-cell>
          <table:table-cell table:formula="of:=[.O9]/POWER(10;3)" office:value-type="float" office:value="11162.73825">
            <text:p>11162.73825</text:p>
          </table:table-cell>
          <table:table-cell table:formula="of:=[.P9]/POWER(10;3)" office:value-type="float" office:value="11162.73925">
            <text:p>11162.73925</text:p>
          </table:table-cell>
          <table:table-cell table:formula="of:=[.Q9]/POWER(10;3)" office:value-type="float" office:value="11162.74025">
            <text:p>11162.74025</text:p>
          </table:table-cell>
          <table:table-cell table:number-columns-repeated="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454088">
            <text:p>14454088</text:p>
          </table:table-cell>
          <table:table-cell office:value-type="float" office:value="14618946">
            <text:p>14618946</text:p>
          </table:table-cell>
          <table:table-cell office:value-type="float" office:value="366399">
            <text:p>366399</text:p>
          </table:table-cell>
          <table:table-cell office:value-type="float" office:value="381117">
            <text:p>381117</text:p>
          </table:table-cell>
          <table:table-cell office:value-type="float" office:value="11411159">
            <text:p>11411159</text:p>
          </table:table-cell>
          <table:table-cell office:value-type="float" office:value="11906069">
            <text:p>11906069</text:p>
          </table:table-cell>
          <table:table-cell office:value-type="float" office:value="516096">
            <text:p>516096</text:p>
          </table:table-cell>
          <table:table-cell office:value-type="float" office:value="375531">
            <text:p>375531</text:p>
          </table:table-cell>
          <table:table-cell table:formula="of:=[.J10]/POWER(10;3)" office:value-type="float" office:value="4101.43625">
            <text:p>4101.43625</text:p>
          </table:table-cell>
          <table:table-cell table:formula="of:=[.K10]/POWER(10;3)" office:value-type="float" office:value="4134.79225">
            <text:p>4134.79225</text:p>
          </table:table-cell>
          <table:table-cell table:formula="of:=[.L10]/POWER(10;3)" office:value-type="float" office:value="253.5575">
            <text:p>253.5575</text:p>
          </table:table-cell>
          <table:table-cell table:formula="of:=[.M10]/POWER(10;3)" office:value-type="float" office:value="249.58075">
            <text:p>249.58075</text:p>
          </table:table-cell>
          <table:table-cell table:formula="of:=[.N10]/POWER(10;3)" office:value-type="float" office:value="3572.87325">
            <text:p>3572.87325</text:p>
          </table:table-cell>
          <table:table-cell table:formula="of:=[.O10]/POWER(10;3)" office:value-type="float" office:value="3641.6155">
            <text:p>3641.6155</text:p>
          </table:table-cell>
          <table:table-cell table:formula="of:=[.P10]/POWER(10;3)" office:value-type="float" office:value="271.6375">
            <text:p>271.6375</text:p>
          </table:table-cell>
          <table:table-cell table:formula="of:=[.Q10]/POWER(10;3)" office:value-type="float" office:value="305.43825">
            <text:p>305.43825</text:p>
          </table:table-cell>
          <table:table-cell table:number-columns-repeated="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1689447">
            <text:p>31689447</text:p>
          </table:table-cell>
          <table:table-cell office:value-type="float" office:value="31725455">
            <text:p>31725455</text:p>
          </table:table-cell>
          <table:table-cell office:value-type="float" office:value="1465196">
            <text:p>1465196</text:p>
          </table:table-cell>
          <table:table-cell office:value-type="float" office:value="1492630">
            <text:p>1492630</text:p>
          </table:table-cell>
          <table:table-cell office:value-type="float" office:value="23072987">
            <text:p>23072987</text:p>
          </table:table-cell>
          <table:table-cell office:value-type="float" office:value="23240342">
            <text:p>23240342</text:p>
          </table:table-cell>
          <table:table-cell office:value-type="float" office:value="1460350">
            <text:p>1460350</text:p>
          </table:table-cell>
          <table:table-cell office:value-type="float" office:value="1455144">
            <text:p>1455144</text:p>
          </table:table-cell>
          <table:table-cell table:formula="of:=[.J11]/POWER(10;3)" office:value-type="float" office:value="26042.0923333333">
            <text:p>26042.0923333333</text:p>
          </table:table-cell>
          <table:table-cell table:formula="of:=[.K11]/POWER(10;3)" office:value-type="float" office:value="26194.0643333333">
            <text:p>26194.0643333333</text:p>
          </table:table-cell>
          <table:table-cell table:formula="of:=[.L11]/POWER(10;3)" office:value-type="float" office:value="732.581">
            <text:p>732.581</text:p>
          </table:table-cell>
          <table:table-cell table:formula="of:=[.M11]/POWER(10;3)" office:value-type="float" office:value="723.387333333333">
            <text:p>723.3873333333</text:p>
          </table:table-cell>
          <table:table-cell table:formula="of:=[.N11]/POWER(10;3)" office:value-type="float" office:value="22384.1133333333">
            <text:p>22384.1133333333</text:p>
          </table:table-cell>
          <table:table-cell table:formula="of:=[.O11]/POWER(10;3)" office:value-type="float" office:value="23182.1923333333">
            <text:p>23182.1923333333</text:p>
          </table:table-cell>
          <table:table-cell table:formula="of:=[.P11]/POWER(10;3)" office:value-type="float" office:value="730.657333333333">
            <text:p>730.6573333333</text:p>
          </table:table-cell>
          <table:table-cell table:formula="of:=[.Q11]/POWER(10;3)" office:value-type="float" office:value="682.511666666667">
            <text:p>682.5116666667</text:p>
          </table:table-cell>
          <table:table-cell table:number-columns-repeated="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5885295">
            <text:p>135885295</text:p>
          </table:table-cell>
          <table:table-cell office:value-type="float" office:value="135961955">
            <text:p>135961955</text:p>
          </table:table-cell>
          <table:table-cell office:value-type="float" office:value="1615899">
            <text:p>1615899</text:p>
          </table:table-cell>
          <table:table-cell office:value-type="float" office:value="1630336">
            <text:p>1630336</text:p>
          </table:table-cell>
          <table:table-cell office:value-type="float" office:value="135793627">
            <text:p>135793627</text:p>
          </table:table-cell>
          <table:table-cell office:value-type="float" office:value="143187867">
            <text:p>143187867</text:p>
          </table:table-cell>
          <table:table-cell office:value-type="float" office:value="1616698">
            <text:p>1616698</text:p>
          </table:table-cell>
          <table:table-cell office:value-type="float" office:value="1652840">
            <text:p>1652840</text:p>
          </table:table-cell>
          <table:table-cell table:formula="of:=[.J12]/POWER(10;3)" office:value-type="float" office:value="105270.2345">
            <text:p>105270.2345</text:p>
          </table:table-cell>
          <table:table-cell table:formula="of:=[.K12]/POWER(10;3)" office:value-type="float" office:value="106105.98425">
            <text:p>106105.98425</text:p>
          </table:table-cell>
          <table:table-cell table:formula="of:=[.L12]/POWER(10;3)" office:value-type="float" office:value="2240.3755">
            <text:p>2240.3755</text:p>
          </table:table-cell>
          <table:table-cell table:formula="of:=[.M12]/POWER(10;3)" office:value-type="float" office:value="2400.825">
            <text:p>2400.825</text:p>
          </table:table-cell>
          <table:table-cell table:formula="of:=[.N12]/POWER(10;3)" office:value-type="float" office:value="86946.9595">
            <text:p>86946.9595</text:p>
          </table:table-cell>
          <table:table-cell table:formula="of:=[.O12]/POWER(10;3)" office:value-type="float" office:value="90971.91275">
            <text:p>90971.91275</text:p>
          </table:table-cell>
          <table:table-cell table:formula="of:=[.P12]/POWER(10;3)" office:value-type="float" office:value="2242.90325">
            <text:p>2242.90325</text:p>
          </table:table-cell>
          <table:table-cell table:formula="of:=[.Q12]/POWER(10;3)" office:value-type="float" office:value="2321.9485">
            <text:p>2321.9485</text:p>
          </table:table-cell>
          <table:table-cell table:number-columns-repeated="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6090540">
            <text:p>66090540</text:p>
          </table:table-cell>
          <table:table-cell office:value-type="float" office:value="69275791">
            <text:p>69275791</text:p>
          </table:table-cell>
          <table:table-cell office:value-type="float" office:value="5572485">
            <text:p>5572485</text:p>
          </table:table-cell>
          <table:table-cell office:value-type="float" office:value="5983560">
            <text:p>5983560</text:p>
          </table:table-cell>
          <table:table-cell office:value-type="float" office:value="54967781">
            <text:p>54967781</text:p>
          </table:table-cell>
          <table:table-cell office:value-type="float" office:value="57474480">
            <text:p>57474480</text:p>
          </table:table-cell>
          <table:table-cell office:value-type="float" office:value="5588495">
            <text:p>5588495</text:p>
          </table:table-cell>
          <table:table-cell office:value-type="float" office:value="5867538">
            <text:p>5867538</text:p>
          </table:table-cell>
          <table:table-cell table:formula="of:=[.J13]/POWER(10;3)" office:value-type="float" office:value="967158.4985">
            <text:p>967158.4985</text:p>
          </table:table-cell>
          <table:table-cell table:formula="of:=[.K13]/POWER(10;3)" office:value-type="float" office:value="1608004.519">
            <text:p>1608004.519</text:p>
          </table:table-cell>
          <table:table-cell table:formula="of:=[.L13]/POWER(10;3)" office:value-type="float" office:value="399.7695">
            <text:p>399.7695</text:p>
          </table:table-cell>
          <table:table-cell table:formula="of:=[.M13]/POWER(10;3)" office:value-type="float" office:value="417.547">
            <text:p>417.547</text:p>
          </table:table-cell>
          <table:table-cell table:formula="of:=[.N13]/POWER(10;3)" office:value-type="float" office:value="816421.732">
            <text:p>816421.732</text:p>
          </table:table-cell>
          <table:table-cell table:formula="of:=[.O13]/POWER(10;3)" office:value-type="float" office:value="1273549.0175">
            <text:p>1273549.0175</text:p>
          </table:table-cell>
          <table:table-cell table:formula="of:=[.P13]/POWER(10;3)" office:value-type="float" office:value="399.377">
            <text:p>399.377</text:p>
          </table:table-cell>
          <table:table-cell table:formula="of:=[.Q13]/POWER(10;3)" office:value-type="float" office:value="409.0145">
            <text:p>409.0145</text:p>
          </table:table-cell>
          <table:table-cell table:number-columns-repeated="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9159648">
            <text:p>89159648</text:p>
          </table:table-cell>
          <table:table-cell office:value-type="float" office:value="90090501">
            <text:p>90090501</text:p>
          </table:table-cell>
          <table:table-cell office:value-type="float" office:value="289143">
            <text:p>289143</text:p>
          </table:table-cell>
          <table:table-cell office:value-type="float" office:value="475263">
            <text:p>475263</text:p>
          </table:table-cell>
          <table:table-cell office:value-type="float" office:value="66746192">
            <text:p>66746192</text:p>
          </table:table-cell>
          <table:table-cell office:value-type="float" office:value="67439238">
            <text:p>67439238</text:p>
          </table:table-cell>
          <table:table-cell office:value-type="float" office:value="286134">
            <text:p>286134</text:p>
          </table:table-cell>
          <table:table-cell office:value-type="float" office:value="293856">
            <text:p>293856</text:p>
          </table:table-cell>
          <table:table-cell table:number-columns-repeated="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9945455">
            <text:p>129945455</text:p>
          </table:table-cell>
          <table:table-cell office:value-type="float" office:value="129095690">
            <text:p>129095690</text:p>
          </table:table-cell>
          <table:table-cell office:value-type="float" office:value="1483975">
            <text:p>1483975</text:p>
          </table:table-cell>
          <table:table-cell office:value-type="float" office:value="1514141">
            <text:p>1514141</text:p>
          </table:table-cell>
          <table:table-cell office:value-type="float" office:value="90280238">
            <text:p>90280238</text:p>
          </table:table-cell>
          <table:table-cell office:value-type="float" office:value="95786066">
            <text:p>95786066</text:p>
          </table:table-cell>
          <table:table-cell office:value-type="float" office:value="1480286">
            <text:p>1480286</text:p>
          </table:table-cell>
          <table:table-cell office:value-type="float" office:value="1473560">
            <text:p>1473560</text:p>
          </table:table-cell>
          <table:table-cell table:number-columns-repeated="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60891701">
            <text:p>960891701</text:p>
          </table:table-cell>
          <table:table-cell office:value-type="float" office:value="1925619611">
            <text:p>1925619611</text:p>
          </table:table-cell>
          <table:table-cell office:value-type="float" office:value="418737">
            <text:p>418737</text:p>
          </table:table-cell>
          <table:table-cell office:value-type="float" office:value="437974">
            <text:p>437974</text:p>
          </table:table-cell>
          <table:table-cell office:value-type="float" office:value="955711593">
            <text:p>955711593</text:p>
          </table:table-cell>
          <table:table-cell office:value-type="float" office:value="1850027910">
            <text:p>1850027910</text:p>
          </table:table-cell>
          <table:table-cell office:value-type="float" office:value="417911">
            <text:p>417911</text:p>
          </table:table-cell>
          <table:table-cell office:value-type="float" office:value="429003">
            <text:p>429003</text:p>
          </table:table-cell>
          <table:table-cell table:number-columns-repeated="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73425296">
            <text:p>973425296</text:p>
          </table:table-cell>
          <table:table-cell office:value-type="float" office:value="1290389427">
            <text:p>1290389427</text:p>
          </table:table-cell>
          <table:table-cell office:value-type="float" office:value="380802">
            <text:p>380802</text:p>
          </table:table-cell>
          <table:table-cell office:value-type="float" office:value="397120">
            <text:p>397120</text:p>
          </table:table-cell>
          <table:table-cell office:value-type="float" office:value="677131871">
            <text:p>677131871</text:p>
          </table:table-cell>
          <table:table-cell office:value-type="float" office:value="697070125">
            <text:p>697070125</text:p>
          </table:table-cell>
          <table:table-cell office:value-type="float" office:value="380843">
            <text:p>380843</text:p>
          </table:table-cell>
          <table:table-cell office:value-type="float" office:value="389026">
            <text:p>389026</text:p>
          </table:table-cell>
          <table:table-cell table:number-columns-repeated="1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956450077">
            <text:p>10956450077</text:p>
          </table:table-cell>
          <table:table-cell office:value-type="float" office:value="11344769203">
            <text:p>11344769203</text:p>
          </table:table-cell>
          <table:table-cell office:value-type="float" office:value="121016">
            <text:p>121016</text:p>
          </table:table-cell>
          <table:table-cell office:value-type="float" office:value="129147">
            <text:p>129147</text:p>
          </table:table-cell>
          <table:table-cell office:value-type="float" office:value="10924439372">
            <text:p>10924439372</text:p>
          </table:table-cell>
          <table:table-cell office:value-type="float" office:value="11454816009">
            <text:p>11454816009</text:p>
          </table:table-cell>
          <table:table-cell office:value-type="float" office:value="119936">
            <text:p>119936</text:p>
          </table:table-cell>
          <table:table-cell office:value-type="float" office:value="125553">
            <text:p>12555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9T06:35:56</dc:date>
    <dc:creator>Sebastián Nale</dc:creator>
    <meta:generator>LibreOffice/3.5$Linux_X86_64 LibreOffice_project/350m1$Build-2</meta:generator>
    <meta:editing-duration>PT5M39S</meta:editing-duration>
    <meta:editing-cycles>4</meta:editing-cycles>
    <meta:document-statistic meta:table-count="1" meta:cell-count="48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94cm" svg:y="0.316cm" chart:style-name="ch2">
          <text:p>Comparación de podas para 10 colores</text:p>
        </chart:title>
        <chart:legend chart:legend-position="end" svg:x="12.407cm" svg:y="2.458cm" style:legend-expansion="high" chart:style-name="ch3"/>
        <chart:plot-area chart:style-name="ch4" table:cell-range-address="Sheet1.J14:Sheet1.Q26" chart:data-source-has-labels="row" svg:x="1.331cm" svg:y="1.635cm" svg:width="10.436cm" svg:height="6.204cm">
          <chartooo:coordinate-region svg:x="2.878cm" svg:y="1.834cm" svg:width="8.702cm" svg:height="5.358cm"/>
          <chart:axis chart:dimension="x" chart:name="primary-x" chart:style-name="ch5">
            <chart:title svg:x="5.235cm" svg:y="8.019cm" chart:style-name="ch6">
              <text:p>Dimensión (n*m)</text:p>
            </chart:title>
          </chart:axis>
          <chart:axis chart:dimension="y" chart:name="primary-y" chart:style-name="ch5">
            <chart:title svg:x="0.451cm" svg:y="6.646cm" chart:style-name="ch7">
              <text:p>Tiempo (microsegundos)</text:p>
            </chart:title>
            <chart:grid chart:style-name="ch8" chart:class="major"/>
          </chart:axis>
          <chart:series chart:style-name="ch9" chart:values-cell-range-address="Sheet1.J15:Sheet1.J26" chart:label-cell-address="Sheet1.J14:Sheet1.J14" chart:class="chart:line">
            <chart:data-point chart:repeated="12"/>
          </chart:series>
          <chart:series chart:style-name="ch10" chart:values-cell-range-address="Sheet1.K15:Sheet1.K26" chart:label-cell-address="Sheet1.K14:Sheet1.K14" chart:class="chart:line">
            <chart:data-point chart:repeated="12"/>
          </chart:series>
          <chart:series chart:style-name="ch11" chart:values-cell-range-address="Sheet1.L15:Sheet1.L26" chart:label-cell-address="Sheet1.L14:Sheet1.L14" chart:class="chart:line">
            <chart:data-point chart:repeated="12"/>
          </chart:series>
          <chart:series chart:style-name="ch12" chart:values-cell-range-address="Sheet1.M15:Sheet1.M26" chart:label-cell-address="Sheet1.M14:Sheet1.M14" chart:class="chart:line">
            <chart:data-point chart:repeated="12"/>
          </chart:series>
          <chart:series chart:style-name="ch13" chart:values-cell-range-address="Sheet1.N15:Sheet1.N26" chart:label-cell-address="Sheet1.N14:Sheet1.N14" chart:class="chart:line">
            <chart:data-point chart:repeated="12"/>
          </chart:series>
          <chart:series chart:style-name="ch14" chart:values-cell-range-address="Sheet1.O15:Sheet1.O26" chart:label-cell-address="Sheet1.O14:Sheet1.O14" chart:class="chart:line">
            <chart:data-point chart:repeated="12"/>
          </chart:series>
          <chart:series chart:style-name="ch15" chart:values-cell-range-address="Sheet1.P15:Sheet1.P26" chart:label-cell-address="Sheet1.P14:Sheet1.P14" chart:class="chart:line">
            <chart:data-point chart:repeated="12"/>
          </chart:series>
          <chart:series chart:style-name="ch16" chart:values-cell-range-address="Sheet1.Q15:Sheet1.Q26" chart:label-cell-address="Sheet1.Q14:Sheet1.Q14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Podas</text:p>
                <draw:g>
                  <svg:desc>Sheet1.J14:Sheet1.J14</svg:desc>
                </draw:g>
              </table:table-cell>
              <table:table-cell office:value-type="string">
                <text:p>Poda 3</text:p>
                <draw:g>
                  <svg:desc>Sheet1.K14:Sheet1.K14</svg:desc>
                </draw:g>
              </table:table-cell>
              <table:table-cell office:value-type="string">
                <text:p>Poda 2</text:p>
                <draw:g>
                  <svg:desc>Sheet1.L14:Sheet1.L14</svg:desc>
                </draw:g>
              </table:table-cell>
              <table:table-cell office:value-type="string">
                <text:p>Podas 2 y 3</text:p>
                <draw:g>
                  <svg:desc>Sheet1.M14:Sheet1.M14</svg:desc>
                </draw:g>
              </table:table-cell>
              <table:table-cell office:value-type="string">
                <text:p>Poda 1</text:p>
                <draw:g>
                  <svg:desc>Sheet1.N14:Sheet1.N14</svg:desc>
                </draw:g>
              </table:table-cell>
              <table:table-cell office:value-type="string">
                <text:p>Podas 1 y 3</text:p>
                <draw:g>
                  <svg:desc>Sheet1.O14:Sheet1.O14</svg:desc>
                </draw:g>
              </table:table-cell>
              <table:table-cell office:value-type="string">
                <text:p>Podas 1 y 2</text:p>
                <draw:g>
                  <svg:desc>Sheet1.P14:Sheet1.P14</svg:desc>
                </draw:g>
              </table:table-cell>
              <table:table-cell office:value-type="string">
                <text:p>Podas 1, 2 y 3</text:p>
                <draw:g>
                  <svg:desc>Sheet1.Q14:Sheet1.Q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6">
                <text:p>0.86</text:p>
                <draw:g>
                  <svg:desc>Sheet1.J15:Sheet1.J26</svg:desc>
                </draw:g>
              </table:table-cell>
              <table:table-cell office:value-type="float" office:value="0.847">
                <text:p>0.847</text:p>
                <draw:g>
                  <svg:desc>Sheet1.K15:Sheet1.K26</svg:desc>
                </draw:g>
              </table:table-cell>
              <table:table-cell office:value-type="float" office:value="0.853">
                <text:p>0.853</text:p>
                <draw:g>
                  <svg:desc>Sheet1.L15:Sheet1.L26</svg:desc>
                </draw:g>
              </table:table-cell>
              <table:table-cell office:value-type="float" office:value="0.862">
                <text:p>0.862</text:p>
                <draw:g>
                  <svg:desc>Sheet1.M15:Sheet1.M26</svg:desc>
                </draw:g>
              </table:table-cell>
              <table:table-cell office:value-type="float" office:value="0.353">
                <text:p>0.353</text:p>
                <draw:g>
                  <svg:desc>Sheet1.N15:Sheet1.N26</svg:desc>
                </draw:g>
              </table:table-cell>
              <table:table-cell office:value-type="float" office:value="0.846">
                <text:p>0.846</text:p>
                <draw:g>
                  <svg:desc>Sheet1.O15:Sheet1.O26</svg:desc>
                </draw:g>
              </table:table-cell>
              <table:table-cell office:value-type="float" office:value="0.855">
                <text:p>0.855</text:p>
                <draw:g>
                  <svg:desc>Sheet1.P15:Sheet1.P26</svg:desc>
                </draw:g>
              </table:table-cell>
              <table:table-cell office:value-type="float" office:value="0.873">
                <text:p>0.873</text:p>
                <draw:g>
                  <svg:desc>Sheet1.Q15:Sheet1.Q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515">
                <text:p>2.0515</text:p>
              </table:table-cell>
              <table:table-cell office:value-type="float" office:value="2.022">
                <text:p>2.022</text:p>
              </table:table-cell>
              <table:table-cell office:value-type="float" office:value="1.4475">
                <text:p>1.4475</text:p>
              </table:table-cell>
              <table:table-cell office:value-type="float" office:value="1.4665">
                <text:p>1.4665</text:p>
              </table:table-cell>
              <table:table-cell office:value-type="float" office:value="0.842">
                <text:p>0.842</text:p>
              </table:table-cell>
              <table:table-cell office:value-type="float" office:value="2.0525">
                <text:p>2.0525</text:p>
              </table:table-cell>
              <table:table-cell office:value-type="float" office:value="1.444">
                <text:p>1.444</text:p>
              </table:table-cell>
              <table:table-cell office:value-type="float" office:value="1.4595">
                <text:p>1.4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29">
                <text:p>8.29</text:p>
              </table:table-cell>
              <table:table-cell office:value-type="float" office:value="8.2745">
                <text:p>8.2745</text:p>
              </table:table-cell>
              <table:table-cell office:value-type="float" office:value="3.645">
                <text:p>3.645</text:p>
              </table:table-cell>
              <table:table-cell office:value-type="float" office:value="4.0475">
                <text:p>4.0475</text:p>
              </table:table-cell>
              <table:table-cell office:value-type="float" office:value="2.8985">
                <text:p>2.8985</text:p>
              </table:table-cell>
              <table:table-cell office:value-type="float" office:value="7.787">
                <text:p>7.787</text:p>
              </table:table-cell>
              <table:table-cell office:value-type="float" office:value="3.591">
                <text:p>3.591</text:p>
              </table:table-cell>
              <table:table-cell office:value-type="float" office:value="3.988">
                <text:p>3.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017">
                <text:p>29.017</text:p>
              </table:table-cell>
              <table:table-cell office:value-type="float" office:value="28.7976666666667">
                <text:p>28.7976666666667</text:p>
              </table:table-cell>
              <table:table-cell office:value-type="float" office:value="12.879">
                <text:p>12.879</text:p>
              </table:table-cell>
              <table:table-cell office:value-type="float" office:value="12.829">
                <text:p>12.829</text:p>
              </table:table-cell>
              <table:table-cell office:value-type="float" office:value="10.1403333333333">
                <text:p>10.1403333333333</text:p>
              </table:table-cell>
              <table:table-cell office:value-type="float" office:value="27.8513333333333">
                <text:p>27.8513333333333</text:p>
              </table:table-cell>
              <table:table-cell office:value-type="float" office:value="12.8536666666667">
                <text:p>12.8536666666667</text:p>
              </table:table-cell>
              <table:table-cell office:value-type="float" office:value="12.976">
                <text:p>12.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.6365">
                <text:p>143.6365</text:p>
              </table:table-cell>
              <table:table-cell office:value-type="float" office:value="144.2565">
                <text:p>144.2565</text:p>
              </table:table-cell>
              <table:table-cell office:value-type="float" office:value="9.3885">
                <text:p>9.3885</text:p>
              </table:table-cell>
              <table:table-cell office:value-type="float" office:value="9.6975">
                <text:p>9.6975</text:p>
              </table:table-cell>
              <table:table-cell office:value-type="float" office:value="46.684">
                <text:p>46.684</text:p>
              </table:table-cell>
              <table:table-cell office:value-type="float" office:value="55.9585">
                <text:p>55.9585</text:p>
              </table:table-cell>
              <table:table-cell office:value-type="float" office:value="9.41">
                <text:p>9.41</text:p>
              </table:table-cell>
              <table:table-cell office:value-type="float" office:value="9.999">
                <text:p>9.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2.0935">
                <text:p>252.0935</text:p>
              </table:table-cell>
              <table:table-cell office:value-type="float" office:value="311.52475">
                <text:p>311.52475</text:p>
              </table:table-cell>
              <table:table-cell office:value-type="float" office:value="72.0725">
                <text:p>72.0725</text:p>
              </table:table-cell>
              <table:table-cell office:value-type="float" office:value="72.68575">
                <text:p>72.68575</text:p>
              </table:table-cell>
              <table:table-cell office:value-type="float" office:value="162.5145">
                <text:p>162.5145</text:p>
              </table:table-cell>
              <table:table-cell office:value-type="float" office:value="199.995">
                <text:p>199.995</text:p>
              </table:table-cell>
              <table:table-cell office:value-type="float" office:value="72.992">
                <text:p>72.992</text:p>
              </table:table-cell>
              <table:table-cell office:value-type="float" office:value="71.4525">
                <text:p>71.4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5.3175">
                <text:p>955.3175</text:p>
              </table:table-cell>
              <table:table-cell office:value-type="float" office:value="962.769">
                <text:p>962.769</text:p>
              </table:table-cell>
              <table:table-cell office:value-type="float" office:value="123.507">
                <text:p>123.507</text:p>
              </table:table-cell>
              <table:table-cell office:value-type="float" office:value="126.435">
                <text:p>126.435</text:p>
              </table:table-cell>
              <table:table-cell office:value-type="float" office:value="842.188">
                <text:p>842.188</text:p>
              </table:table-cell>
              <table:table-cell office:value-type="float" office:value="841.0365">
                <text:p>841.0365</text:p>
              </table:table-cell>
              <table:table-cell office:value-type="float" office:value="126.097">
                <text:p>126.097</text:p>
              </table:table-cell>
              <table:table-cell office:value-type="float" office:value="123.7775">
                <text:p>123.7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62.73325">
                <text:p>11162.73325</text:p>
              </table:table-cell>
              <table:table-cell office:value-type="float" office:value="11162.73425">
                <text:p>11162.73425</text:p>
              </table:table-cell>
              <table:table-cell office:value-type="float" office:value="11162.73525">
                <text:p>11162.73525</text:p>
              </table:table-cell>
              <table:table-cell office:value-type="float" office:value="11162.73625">
                <text:p>11162.73625</text:p>
              </table:table-cell>
              <table:table-cell office:value-type="float" office:value="11162.73725">
                <text:p>11162.73725</text:p>
              </table:table-cell>
              <table:table-cell office:value-type="float" office:value="11162.73825">
                <text:p>11162.73825</text:p>
              </table:table-cell>
              <table:table-cell office:value-type="float" office:value="11162.73925">
                <text:p>11162.73925</text:p>
              </table:table-cell>
              <table:table-cell office:value-type="float" office:value="11162.74025">
                <text:p>11162.74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01.43625">
                <text:p>4101.43625</text:p>
              </table:table-cell>
              <table:table-cell office:value-type="float" office:value="4134.79225">
                <text:p>4134.79225</text:p>
              </table:table-cell>
              <table:table-cell office:value-type="float" office:value="253.5575">
                <text:p>253.5575</text:p>
              </table:table-cell>
              <table:table-cell office:value-type="float" office:value="249.58075">
                <text:p>249.58075</text:p>
              </table:table-cell>
              <table:table-cell office:value-type="float" office:value="3572.87325">
                <text:p>3572.87325</text:p>
              </table:table-cell>
              <table:table-cell office:value-type="float" office:value="3641.6155">
                <text:p>3641.6155</text:p>
              </table:table-cell>
              <table:table-cell office:value-type="float" office:value="271.6375">
                <text:p>271.6375</text:p>
              </table:table-cell>
              <table:table-cell office:value-type="float" office:value="305.43825">
                <text:p>305.43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42.0923333333">
                <text:p>26042.0923333333</text:p>
              </table:table-cell>
              <table:table-cell office:value-type="float" office:value="26194.0643333333">
                <text:p>26194.0643333333</text:p>
              </table:table-cell>
              <table:table-cell office:value-type="float" office:value="732.581">
                <text:p>732.581</text:p>
              </table:table-cell>
              <table:table-cell office:value-type="float" office:value="723.387333333333">
                <text:p>723.387333333333</text:p>
              </table:table-cell>
              <table:table-cell office:value-type="float" office:value="22384.1133333333">
                <text:p>22384.1133333333</text:p>
              </table:table-cell>
              <table:table-cell office:value-type="float" office:value="23182.1923333333">
                <text:p>23182.1923333333</text:p>
              </table:table-cell>
              <table:table-cell office:value-type="float" office:value="730.657333333333">
                <text:p>730.657333333333</text:p>
              </table:table-cell>
              <table:table-cell office:value-type="float" office:value="682.511666666667">
                <text:p>682.511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270.2345">
                <text:p>105270.2345</text:p>
              </table:table-cell>
              <table:table-cell office:value-type="float" office:value="106105.98425">
                <text:p>106105.98425</text:p>
              </table:table-cell>
              <table:table-cell office:value-type="float" office:value="2240.3755">
                <text:p>2240.3755</text:p>
              </table:table-cell>
              <table:table-cell office:value-type="float" office:value="2400.825">
                <text:p>2400.825</text:p>
              </table:table-cell>
              <table:table-cell office:value-type="float" office:value="86946.9595">
                <text:p>86946.9595</text:p>
              </table:table-cell>
              <table:table-cell office:value-type="float" office:value="90971.91275">
                <text:p>90971.91275</text:p>
              </table:table-cell>
              <table:table-cell office:value-type="float" office:value="2242.90325">
                <text:p>2242.90325</text:p>
              </table:table-cell>
              <table:table-cell office:value-type="float" office:value="2321.9485">
                <text:p>2321.9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7158.4985">
                <text:p>967158.4985</text:p>
              </table:table-cell>
              <table:table-cell office:value-type="float" office:value="1608004.519">
                <text:p>1608004.519</text:p>
              </table:table-cell>
              <table:table-cell office:value-type="float" office:value="399.7695">
                <text:p>399.7695</text:p>
              </table:table-cell>
              <table:table-cell office:value-type="float" office:value="417.547">
                <text:p>417.547</text:p>
              </table:table-cell>
              <table:table-cell office:value-type="float" office:value="816421.732">
                <text:p>816421.732</text:p>
              </table:table-cell>
              <table:table-cell office:value-type="float" office:value="1273549.0175">
                <text:p>1273549.0175</text:p>
              </table:table-cell>
              <table:table-cell office:value-type="float" office:value="399.377">
                <text:p>399.377</text:p>
              </table:table-cell>
              <table:table-cell office:value-type="float" office:value="409.0145">
                <text:p>409.01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94cm" svg:y="0.316cm" chart:style-name="ch2">
          <text:p>Comparación de podas para 10 colores</text:p>
        </chart:title>
        <chart:subtitle svg:x="5.231cm" svg:y="1.275cm" chart:style-name="ch3">
          <text:p>(escala logarítmica en base 10)</text:p>
        </chart:subtitle>
        <chart:legend chart:legend-position="end" svg:x="12.407cm" svg:y="2.458cm" style:legend-expansion="high" chart:style-name="ch4"/>
        <chart:plot-area chart:style-name="ch5" table:cell-range-address="Sheet1.J14:Sheet1.Q26" chart:data-source-has-labels="row" svg:x="1.331cm" svg:y="2.318cm" svg:width="10.436cm" svg:height="5.521cm">
          <chartooo:coordinate-region svg:x="3.064cm" svg:y="2.517cm" svg:width="8.516cm" svg:height="4.675cm"/>
          <chart:axis chart:dimension="x" chart:name="primary-x" chart:style-name="ch6">
            <chart:title svg:x="5.235cm" svg:y="8.019cm" chart:style-name="ch7">
              <text:p>Dimensión (n*m)</text:p>
            </chart:title>
          </chart:axis>
          <chart:axis chart:dimension="y" chart:name="primary-y" chart:style-name="ch8">
            <chart:title svg:x="0.451cm" svg:y="6.987cm" chart:style-name="ch9">
              <text:p>Tiempo (microsegundos)</text:p>
            </chart:title>
            <chart:grid chart:style-name="ch10" chart:class="major"/>
          </chart:axis>
          <chart:series chart:style-name="ch11" chart:values-cell-range-address="Sheet1.J15:Sheet1.J26" chart:label-cell-address="Sheet1.J14:Sheet1.J14" chart:class="chart:line">
            <chart:data-point chart:repeated="12"/>
          </chart:series>
          <chart:series chart:style-name="ch12" chart:values-cell-range-address="Sheet1.K15:Sheet1.K26" chart:label-cell-address="Sheet1.K14:Sheet1.K14" chart:class="chart:line">
            <chart:data-point chart:repeated="12"/>
          </chart:series>
          <chart:series chart:style-name="ch13" chart:values-cell-range-address="Sheet1.L15:Sheet1.L26" chart:label-cell-address="Sheet1.L14:Sheet1.L14" chart:class="chart:line">
            <chart:data-point chart:repeated="12"/>
          </chart:series>
          <chart:series chart:style-name="ch14" chart:values-cell-range-address="Sheet1.M15:Sheet1.M26" chart:label-cell-address="Sheet1.M14:Sheet1.M14" chart:class="chart:line">
            <chart:data-point chart:repeated="12"/>
          </chart:series>
          <chart:series chart:style-name="ch15" chart:values-cell-range-address="Sheet1.N15:Sheet1.N26" chart:label-cell-address="Sheet1.N14:Sheet1.N14" chart:class="chart:line">
            <chart:data-point chart:repeated="12"/>
          </chart:series>
          <chart:series chart:style-name="ch16" chart:values-cell-range-address="Sheet1.O15:Sheet1.O26" chart:label-cell-address="Sheet1.O14:Sheet1.O14" chart:class="chart:line">
            <chart:data-point chart:repeated="12"/>
          </chart:series>
          <chart:series chart:style-name="ch17" chart:values-cell-range-address="Sheet1.P15:Sheet1.P26" chart:label-cell-address="Sheet1.P14:Sheet1.P14" chart:class="chart:line">
            <chart:data-point chart:repeated="12"/>
          </chart:series>
          <chart:series chart:style-name="ch18" chart:values-cell-range-address="Sheet1.Q15:Sheet1.Q26" chart:label-cell-address="Sheet1.Q14:Sheet1.Q14" chart:class="chart:line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Podas</text:p>
                <draw:g>
                  <svg:desc>Sheet1.J14:Sheet1.J14</svg:desc>
                </draw:g>
              </table:table-cell>
              <table:table-cell office:value-type="string">
                <text:p>Poda 3</text:p>
                <draw:g>
                  <svg:desc>Sheet1.K14:Sheet1.K14</svg:desc>
                </draw:g>
              </table:table-cell>
              <table:table-cell office:value-type="string">
                <text:p>Poda 2</text:p>
                <draw:g>
                  <svg:desc>Sheet1.L14:Sheet1.L14</svg:desc>
                </draw:g>
              </table:table-cell>
              <table:table-cell office:value-type="string">
                <text:p>Podas 2 y 3</text:p>
                <draw:g>
                  <svg:desc>Sheet1.M14:Sheet1.M14</svg:desc>
                </draw:g>
              </table:table-cell>
              <table:table-cell office:value-type="string">
                <text:p>Poda 1</text:p>
                <draw:g>
                  <svg:desc>Sheet1.N14:Sheet1.N14</svg:desc>
                </draw:g>
              </table:table-cell>
              <table:table-cell office:value-type="string">
                <text:p>Podas 1 y 3</text:p>
                <draw:g>
                  <svg:desc>Sheet1.O14:Sheet1.O14</svg:desc>
                </draw:g>
              </table:table-cell>
              <table:table-cell office:value-type="string">
                <text:p>Podas 1 y 2</text:p>
                <draw:g>
                  <svg:desc>Sheet1.P14:Sheet1.P14</svg:desc>
                </draw:g>
              </table:table-cell>
              <table:table-cell office:value-type="string">
                <text:p>Podas 1, 2 y 3</text:p>
                <draw:g>
                  <svg:desc>Sheet1.Q14:Sheet1.Q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6">
                <text:p>0.86</text:p>
                <draw:g>
                  <svg:desc>Sheet1.J15:Sheet1.J26</svg:desc>
                </draw:g>
              </table:table-cell>
              <table:table-cell office:value-type="float" office:value="0.847">
                <text:p>0.847</text:p>
                <draw:g>
                  <svg:desc>Sheet1.K15:Sheet1.K26</svg:desc>
                </draw:g>
              </table:table-cell>
              <table:table-cell office:value-type="float" office:value="0.853">
                <text:p>0.853</text:p>
                <draw:g>
                  <svg:desc>Sheet1.L15:Sheet1.L26</svg:desc>
                </draw:g>
              </table:table-cell>
              <table:table-cell office:value-type="float" office:value="0.862">
                <text:p>0.862</text:p>
                <draw:g>
                  <svg:desc>Sheet1.M15:Sheet1.M26</svg:desc>
                </draw:g>
              </table:table-cell>
              <table:table-cell office:value-type="float" office:value="0.353">
                <text:p>0.353</text:p>
                <draw:g>
                  <svg:desc>Sheet1.N15:Sheet1.N26</svg:desc>
                </draw:g>
              </table:table-cell>
              <table:table-cell office:value-type="float" office:value="0.846">
                <text:p>0.846</text:p>
                <draw:g>
                  <svg:desc>Sheet1.O15:Sheet1.O26</svg:desc>
                </draw:g>
              </table:table-cell>
              <table:table-cell office:value-type="float" office:value="0.855">
                <text:p>0.855</text:p>
                <draw:g>
                  <svg:desc>Sheet1.P15:Sheet1.P26</svg:desc>
                </draw:g>
              </table:table-cell>
              <table:table-cell office:value-type="float" office:value="0.873">
                <text:p>0.873</text:p>
                <draw:g>
                  <svg:desc>Sheet1.Q15:Sheet1.Q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515">
                <text:p>2.0515</text:p>
              </table:table-cell>
              <table:table-cell office:value-type="float" office:value="2.022">
                <text:p>2.022</text:p>
              </table:table-cell>
              <table:table-cell office:value-type="float" office:value="1.4475">
                <text:p>1.4475</text:p>
              </table:table-cell>
              <table:table-cell office:value-type="float" office:value="1.4665">
                <text:p>1.4665</text:p>
              </table:table-cell>
              <table:table-cell office:value-type="float" office:value="0.842">
                <text:p>0.842</text:p>
              </table:table-cell>
              <table:table-cell office:value-type="float" office:value="2.0525">
                <text:p>2.0525</text:p>
              </table:table-cell>
              <table:table-cell office:value-type="float" office:value="1.444">
                <text:p>1.444</text:p>
              </table:table-cell>
              <table:table-cell office:value-type="float" office:value="1.4595">
                <text:p>1.4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29">
                <text:p>8.29</text:p>
              </table:table-cell>
              <table:table-cell office:value-type="float" office:value="8.2745">
                <text:p>8.2745</text:p>
              </table:table-cell>
              <table:table-cell office:value-type="float" office:value="3.645">
                <text:p>3.645</text:p>
              </table:table-cell>
              <table:table-cell office:value-type="float" office:value="4.0475">
                <text:p>4.0475</text:p>
              </table:table-cell>
              <table:table-cell office:value-type="float" office:value="2.8985">
                <text:p>2.8985</text:p>
              </table:table-cell>
              <table:table-cell office:value-type="float" office:value="7.787">
                <text:p>7.787</text:p>
              </table:table-cell>
              <table:table-cell office:value-type="float" office:value="3.591">
                <text:p>3.591</text:p>
              </table:table-cell>
              <table:table-cell office:value-type="float" office:value="3.988">
                <text:p>3.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017">
                <text:p>29.017</text:p>
              </table:table-cell>
              <table:table-cell office:value-type="float" office:value="28.7976666666667">
                <text:p>28.7976666666667</text:p>
              </table:table-cell>
              <table:table-cell office:value-type="float" office:value="12.879">
                <text:p>12.879</text:p>
              </table:table-cell>
              <table:table-cell office:value-type="float" office:value="12.829">
                <text:p>12.829</text:p>
              </table:table-cell>
              <table:table-cell office:value-type="float" office:value="10.1403333333333">
                <text:p>10.1403333333333</text:p>
              </table:table-cell>
              <table:table-cell office:value-type="float" office:value="27.8513333333333">
                <text:p>27.8513333333333</text:p>
              </table:table-cell>
              <table:table-cell office:value-type="float" office:value="12.8536666666667">
                <text:p>12.8536666666667</text:p>
              </table:table-cell>
              <table:table-cell office:value-type="float" office:value="12.976">
                <text:p>12.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.6365">
                <text:p>143.6365</text:p>
              </table:table-cell>
              <table:table-cell office:value-type="float" office:value="144.2565">
                <text:p>144.2565</text:p>
              </table:table-cell>
              <table:table-cell office:value-type="float" office:value="9.3885">
                <text:p>9.3885</text:p>
              </table:table-cell>
              <table:table-cell office:value-type="float" office:value="9.6975">
                <text:p>9.6975</text:p>
              </table:table-cell>
              <table:table-cell office:value-type="float" office:value="46.684">
                <text:p>46.684</text:p>
              </table:table-cell>
              <table:table-cell office:value-type="float" office:value="55.9585">
                <text:p>55.9585</text:p>
              </table:table-cell>
              <table:table-cell office:value-type="float" office:value="9.41">
                <text:p>9.41</text:p>
              </table:table-cell>
              <table:table-cell office:value-type="float" office:value="9.999">
                <text:p>9.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2.0935">
                <text:p>252.0935</text:p>
              </table:table-cell>
              <table:table-cell office:value-type="float" office:value="311.52475">
                <text:p>311.52475</text:p>
              </table:table-cell>
              <table:table-cell office:value-type="float" office:value="72.0725">
                <text:p>72.0725</text:p>
              </table:table-cell>
              <table:table-cell office:value-type="float" office:value="72.68575">
                <text:p>72.68575</text:p>
              </table:table-cell>
              <table:table-cell office:value-type="float" office:value="162.5145">
                <text:p>162.5145</text:p>
              </table:table-cell>
              <table:table-cell office:value-type="float" office:value="199.995">
                <text:p>199.995</text:p>
              </table:table-cell>
              <table:table-cell office:value-type="float" office:value="72.992">
                <text:p>72.992</text:p>
              </table:table-cell>
              <table:table-cell office:value-type="float" office:value="71.4525">
                <text:p>71.4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5.3175">
                <text:p>955.3175</text:p>
              </table:table-cell>
              <table:table-cell office:value-type="float" office:value="962.769">
                <text:p>962.769</text:p>
              </table:table-cell>
              <table:table-cell office:value-type="float" office:value="123.507">
                <text:p>123.507</text:p>
              </table:table-cell>
              <table:table-cell office:value-type="float" office:value="126.435">
                <text:p>126.435</text:p>
              </table:table-cell>
              <table:table-cell office:value-type="float" office:value="842.188">
                <text:p>842.188</text:p>
              </table:table-cell>
              <table:table-cell office:value-type="float" office:value="841.0365">
                <text:p>841.0365</text:p>
              </table:table-cell>
              <table:table-cell office:value-type="float" office:value="126.097">
                <text:p>126.097</text:p>
              </table:table-cell>
              <table:table-cell office:value-type="float" office:value="123.7775">
                <text:p>123.7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62.73325">
                <text:p>11162.73325</text:p>
              </table:table-cell>
              <table:table-cell office:value-type="float" office:value="11162.73425">
                <text:p>11162.73425</text:p>
              </table:table-cell>
              <table:table-cell office:value-type="float" office:value="11162.73525">
                <text:p>11162.73525</text:p>
              </table:table-cell>
              <table:table-cell office:value-type="float" office:value="11162.73625">
                <text:p>11162.73625</text:p>
              </table:table-cell>
              <table:table-cell office:value-type="float" office:value="11162.73725">
                <text:p>11162.73725</text:p>
              </table:table-cell>
              <table:table-cell office:value-type="float" office:value="11162.73825">
                <text:p>11162.73825</text:p>
              </table:table-cell>
              <table:table-cell office:value-type="float" office:value="11162.73925">
                <text:p>11162.73925</text:p>
              </table:table-cell>
              <table:table-cell office:value-type="float" office:value="11162.74025">
                <text:p>11162.74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01.43625">
                <text:p>4101.43625</text:p>
              </table:table-cell>
              <table:table-cell office:value-type="float" office:value="4134.79225">
                <text:p>4134.79225</text:p>
              </table:table-cell>
              <table:table-cell office:value-type="float" office:value="253.5575">
                <text:p>253.5575</text:p>
              </table:table-cell>
              <table:table-cell office:value-type="float" office:value="249.58075">
                <text:p>249.58075</text:p>
              </table:table-cell>
              <table:table-cell office:value-type="float" office:value="3572.87325">
                <text:p>3572.87325</text:p>
              </table:table-cell>
              <table:table-cell office:value-type="float" office:value="3641.6155">
                <text:p>3641.6155</text:p>
              </table:table-cell>
              <table:table-cell office:value-type="float" office:value="271.6375">
                <text:p>271.6375</text:p>
              </table:table-cell>
              <table:table-cell office:value-type="float" office:value="305.43825">
                <text:p>305.43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42.0923333333">
                <text:p>26042.0923333333</text:p>
              </table:table-cell>
              <table:table-cell office:value-type="float" office:value="26194.0643333333">
                <text:p>26194.0643333333</text:p>
              </table:table-cell>
              <table:table-cell office:value-type="float" office:value="732.581">
                <text:p>732.581</text:p>
              </table:table-cell>
              <table:table-cell office:value-type="float" office:value="723.387333333333">
                <text:p>723.387333333333</text:p>
              </table:table-cell>
              <table:table-cell office:value-type="float" office:value="22384.1133333333">
                <text:p>22384.1133333333</text:p>
              </table:table-cell>
              <table:table-cell office:value-type="float" office:value="23182.1923333333">
                <text:p>23182.1923333333</text:p>
              </table:table-cell>
              <table:table-cell office:value-type="float" office:value="730.657333333333">
                <text:p>730.657333333333</text:p>
              </table:table-cell>
              <table:table-cell office:value-type="float" office:value="682.511666666667">
                <text:p>682.511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270.2345">
                <text:p>105270.2345</text:p>
              </table:table-cell>
              <table:table-cell office:value-type="float" office:value="106105.98425">
                <text:p>106105.98425</text:p>
              </table:table-cell>
              <table:table-cell office:value-type="float" office:value="2240.3755">
                <text:p>2240.3755</text:p>
              </table:table-cell>
              <table:table-cell office:value-type="float" office:value="2400.825">
                <text:p>2400.825</text:p>
              </table:table-cell>
              <table:table-cell office:value-type="float" office:value="86946.9595">
                <text:p>86946.9595</text:p>
              </table:table-cell>
              <table:table-cell office:value-type="float" office:value="90971.91275">
                <text:p>90971.91275</text:p>
              </table:table-cell>
              <table:table-cell office:value-type="float" office:value="2242.90325">
                <text:p>2242.90325</text:p>
              </table:table-cell>
              <table:table-cell office:value-type="float" office:value="2321.9485">
                <text:p>2321.9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7158.4985">
                <text:p>967158.4985</text:p>
              </table:table-cell>
              <table:table-cell office:value-type="float" office:value="1608004.519">
                <text:p>1608004.519</text:p>
              </table:table-cell>
              <table:table-cell office:value-type="float" office:value="399.7695">
                <text:p>399.7695</text:p>
              </table:table-cell>
              <table:table-cell office:value-type="float" office:value="417.547">
                <text:p>417.547</text:p>
              </table:table-cell>
              <table:table-cell office:value-type="float" office:value="816421.732">
                <text:p>816421.732</text:p>
              </table:table-cell>
              <table:table-cell office:value-type="float" office:value="1273549.0175">
                <text:p>1273549.0175</text:p>
              </table:table-cell>
              <table:table-cell office:value-type="float" office:value="399.377">
                <text:p>399.377</text:p>
              </table:table-cell>
              <table:table-cell office:value-type="float" office:value="409.0145">
                <text:p>409.01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94cm" svg:y="0.316cm" chart:style-name="ch2">
          <text:p>Comparación de podas para 10 colores</text:p>
        </chart:title>
        <chart:subtitle svg:x="5.231cm" svg:y="1.275cm" chart:style-name="ch3">
          <text:p>(escala logarítmica en base 10)</text:p>
        </chart:subtitle>
        <chart:legend chart:legend-position="end" svg:x="12.804cm" svg:y="3.454cm" style:legend-expansion="high" chart:style-name="ch4"/>
        <chart:plot-area chart:style-name="ch5" table:cell-range-address="Sheet1.J14:Sheet1.K26 Sheet1.N14:Sheet1.O26" chart:data-source-has-labels="row" svg:x="1.331cm" svg:y="2.318cm" svg:width="10.833cm" svg:height="5.521cm">
          <chartooo:coordinate-region svg:x="3.064cm" svg:y="2.517cm" svg:width="8.913cm" svg:height="4.675cm"/>
          <chart:axis chart:dimension="x" chart:name="primary-x" chart:style-name="ch6">
            <chart:title svg:x="5.433cm" svg:y="8.019cm" chart:style-name="ch7">
              <text:p>Dimensión (n*m)</text:p>
            </chart:title>
          </chart:axis>
          <chart:axis chart:dimension="y" chart:name="primary-y" chart:style-name="ch8">
            <chart:title svg:x="0.451cm" svg:y="6.987cm" chart:style-name="ch9">
              <text:p>Tiempo (microsegundos)</text:p>
            </chart:title>
            <chart:grid chart:style-name="ch10" chart:class="major"/>
          </chart:axis>
          <chart:series chart:style-name="ch11" chart:values-cell-range-address="Sheet1.J15:Sheet1.J26" chart:label-cell-address="Sheet1.J14:Sheet1.J14" chart:class="chart:line">
            <chart:data-point chart:repeated="12"/>
          </chart:series>
          <chart:series chart:style-name="ch12" chart:values-cell-range-address="Sheet1.K15:Sheet1.K26" chart:label-cell-address="Sheet1.K14:Sheet1.K14" chart:class="chart:line">
            <chart:data-point chart:repeated="12"/>
          </chart:series>
          <chart:series chart:style-name="ch13" chart:values-cell-range-address="Sheet1.N15:Sheet1.N26" chart:label-cell-address="Sheet1.N14:Sheet1.N14" chart:class="chart:line">
            <chart:data-point chart:repeated="12"/>
          </chart:series>
          <chart:series chart:style-name="ch14" chart:values-cell-range-address="Sheet1.O15:Sheet1.O26" chart:label-cell-address="Sheet1.O14:Sheet1.O14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Podas</text:p>
                <draw:g>
                  <svg:desc>Sheet1.J14:Sheet1.J14</svg:desc>
                </draw:g>
              </table:table-cell>
              <table:table-cell office:value-type="string">
                <text:p>Poda 3</text:p>
                <draw:g>
                  <svg:desc>Sheet1.K14:Sheet1.K14</svg:desc>
                </draw:g>
              </table:table-cell>
              <table:table-cell office:value-type="string">
                <text:p>Poda 1</text:p>
                <draw:g>
                  <svg:desc>Sheet1.N14:Sheet1.N14</svg:desc>
                </draw:g>
              </table:table-cell>
              <table:table-cell office:value-type="string">
                <text:p>Podas 1 y 3</text:p>
                <draw:g>
                  <svg:desc>Sheet1.O14:Sheet1.O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6">
                <text:p>0.86</text:p>
                <draw:g>
                  <svg:desc>Sheet1.J15:Sheet1.J26</svg:desc>
                </draw:g>
              </table:table-cell>
              <table:table-cell office:value-type="float" office:value="0.847">
                <text:p>0.847</text:p>
                <draw:g>
                  <svg:desc>Sheet1.K15:Sheet1.K26</svg:desc>
                </draw:g>
              </table:table-cell>
              <table:table-cell office:value-type="float" office:value="0.353">
                <text:p>0.353</text:p>
                <draw:g>
                  <svg:desc>Sheet1.N15:Sheet1.N26</svg:desc>
                </draw:g>
              </table:table-cell>
              <table:table-cell office:value-type="float" office:value="0.846">
                <text:p>0.846</text:p>
                <draw:g>
                  <svg:desc>Sheet1.O15:Sheet1.O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515">
                <text:p>2.0515</text:p>
              </table:table-cell>
              <table:table-cell office:value-type="float" office:value="2.022">
                <text:p>2.022</text:p>
              </table:table-cell>
              <table:table-cell office:value-type="float" office:value="0.842">
                <text:p>0.842</text:p>
              </table:table-cell>
              <table:table-cell office:value-type="float" office:value="2.0525">
                <text:p>2.0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29">
                <text:p>8.29</text:p>
              </table:table-cell>
              <table:table-cell office:value-type="float" office:value="8.2745">
                <text:p>8.2745</text:p>
              </table:table-cell>
              <table:table-cell office:value-type="float" office:value="2.8985">
                <text:p>2.8985</text:p>
              </table:table-cell>
              <table:table-cell office:value-type="float" office:value="7.787">
                <text:p>7.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017">
                <text:p>29.017</text:p>
              </table:table-cell>
              <table:table-cell office:value-type="float" office:value="28.7976666666667">
                <text:p>28.7976666666667</text:p>
              </table:table-cell>
              <table:table-cell office:value-type="float" office:value="10.1403333333333">
                <text:p>10.1403333333333</text:p>
              </table:table-cell>
              <table:table-cell office:value-type="float" office:value="27.8513333333333">
                <text:p>27.851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.6365">
                <text:p>143.6365</text:p>
              </table:table-cell>
              <table:table-cell office:value-type="float" office:value="144.2565">
                <text:p>144.2565</text:p>
              </table:table-cell>
              <table:table-cell office:value-type="float" office:value="46.684">
                <text:p>46.684</text:p>
              </table:table-cell>
              <table:table-cell office:value-type="float" office:value="55.9585">
                <text:p>55.9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2.0935">
                <text:p>252.0935</text:p>
              </table:table-cell>
              <table:table-cell office:value-type="float" office:value="311.52475">
                <text:p>311.52475</text:p>
              </table:table-cell>
              <table:table-cell office:value-type="float" office:value="162.5145">
                <text:p>162.5145</text:p>
              </table:table-cell>
              <table:table-cell office:value-type="float" office:value="199.995">
                <text:p>199.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5.3175">
                <text:p>955.3175</text:p>
              </table:table-cell>
              <table:table-cell office:value-type="float" office:value="962.769">
                <text:p>962.769</text:p>
              </table:table-cell>
              <table:table-cell office:value-type="float" office:value="842.188">
                <text:p>842.188</text:p>
              </table:table-cell>
              <table:table-cell office:value-type="float" office:value="841.0365">
                <text:p>841.0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62.73325">
                <text:p>11162.73325</text:p>
              </table:table-cell>
              <table:table-cell office:value-type="float" office:value="11162.73425">
                <text:p>11162.73425</text:p>
              </table:table-cell>
              <table:table-cell office:value-type="float" office:value="11162.73725">
                <text:p>11162.73725</text:p>
              </table:table-cell>
              <table:table-cell office:value-type="float" office:value="11162.73825">
                <text:p>11162.73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01.43625">
                <text:p>4101.43625</text:p>
              </table:table-cell>
              <table:table-cell office:value-type="float" office:value="4134.79225">
                <text:p>4134.79225</text:p>
              </table:table-cell>
              <table:table-cell office:value-type="float" office:value="3572.87325">
                <text:p>3572.87325</text:p>
              </table:table-cell>
              <table:table-cell office:value-type="float" office:value="3641.6155">
                <text:p>3641.6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42.0923333333">
                <text:p>26042.0923333333</text:p>
              </table:table-cell>
              <table:table-cell office:value-type="float" office:value="26194.0643333333">
                <text:p>26194.0643333333</text:p>
              </table:table-cell>
              <table:table-cell office:value-type="float" office:value="22384.1133333333">
                <text:p>22384.1133333333</text:p>
              </table:table-cell>
              <table:table-cell office:value-type="float" office:value="23182.1923333333">
                <text:p>23182.192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270.2345">
                <text:p>105270.2345</text:p>
              </table:table-cell>
              <table:table-cell office:value-type="float" office:value="106105.98425">
                <text:p>106105.98425</text:p>
              </table:table-cell>
              <table:table-cell office:value-type="float" office:value="86946.9595">
                <text:p>86946.9595</text:p>
              </table:table-cell>
              <table:table-cell office:value-type="float" office:value="90971.91275">
                <text:p>90971.912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7158.4985">
                <text:p>967158.4985</text:p>
              </table:table-cell>
              <table:table-cell office:value-type="float" office:value="1608004.519">
                <text:p>1608004.519</text:p>
              </table:table-cell>
              <table:table-cell office:value-type="float" office:value="816421.732">
                <text:p>816421.732</text:p>
              </table:table-cell>
              <table:table-cell office:value-type="float" office:value="1273549.0175">
                <text:p>1273549.01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94cm" svg:y="0.316cm" chart:style-name="ch2">
          <text:p>Comparación de podas para 10 colores</text:p>
        </chart:title>
        <chart:subtitle svg:x="5.231cm" svg:y="1.275cm" chart:style-name="ch3">
          <text:p>(escala logarítmica en base 10)</text:p>
        </chart:subtitle>
        <chart:legend chart:legend-position="end" svg:x="12.407cm" svg:y="3.454cm" style:legend-expansion="high" chart:style-name="ch4"/>
        <chart:plot-area chart:style-name="ch5" table:cell-range-address="Sheet1.L14:Sheet1.M26 Sheet1.P14:Sheet1.Q26" chart:data-source-has-labels="row" svg:x="1.331cm" svg:y="2.318cm" svg:width="10.436cm" svg:height="5.521cm">
          <chartooo:coordinate-region svg:x="2.693cm" svg:y="2.517cm" svg:width="8.887cm" svg:height="4.675cm"/>
          <chart:axis chart:dimension="x" chart:name="primary-x" chart:style-name="ch6">
            <chart:title svg:x="5.235cm" svg:y="8.019cm" chart:style-name="ch7">
              <text:p>Dimensión (n*m)</text:p>
            </chart:title>
          </chart:axis>
          <chart:axis chart:dimension="y" chart:name="primary-y" chart:style-name="ch8">
            <chart:title svg:x="0.451cm" svg:y="6.987cm" chart:style-name="ch9">
              <text:p>Tiempo (microsegundos)</text:p>
            </chart:title>
            <chart:grid chart:style-name="ch10" chart:class="major"/>
          </chart:axis>
          <chart:series chart:style-name="ch11" chart:values-cell-range-address="Sheet1.L15:Sheet1.L26" chart:label-cell-address="Sheet1.L14:Sheet1.L14" chart:class="chart:line">
            <chart:data-point chart:repeated="12"/>
          </chart:series>
          <chart:series chart:style-name="ch12" chart:values-cell-range-address="Sheet1.M15:Sheet1.M26" chart:label-cell-address="Sheet1.M14:Sheet1.M14" chart:class="chart:line">
            <chart:data-point chart:repeated="12"/>
          </chart:series>
          <chart:series chart:style-name="ch13" chart:values-cell-range-address="Sheet1.P15:Sheet1.P26" chart:label-cell-address="Sheet1.P14:Sheet1.P14" chart:class="chart:line">
            <chart:data-point chart:repeated="12"/>
          </chart:series>
          <chart:series chart:style-name="ch14" chart:values-cell-range-address="Sheet1.Q15:Sheet1.Q26" chart:label-cell-address="Sheet1.Q14:Sheet1.Q14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da 2</text:p>
                <draw:g>
                  <svg:desc>Sheet1.L14:Sheet1.L14</svg:desc>
                </draw:g>
              </table:table-cell>
              <table:table-cell office:value-type="string">
                <text:p>Podas 2 y 3</text:p>
                <draw:g>
                  <svg:desc>Sheet1.M14:Sheet1.M14</svg:desc>
                </draw:g>
              </table:table-cell>
              <table:table-cell office:value-type="string">
                <text:p>Podas 1 y 2</text:p>
                <draw:g>
                  <svg:desc>Sheet1.P14:Sheet1.P14</svg:desc>
                </draw:g>
              </table:table-cell>
              <table:table-cell office:value-type="string">
                <text:p>Podas 1, 2 y 3</text:p>
                <draw:g>
                  <svg:desc>Sheet1.Q14:Sheet1.Q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53">
                <text:p>0.853</text:p>
                <draw:g>
                  <svg:desc>Sheet1.L15:Sheet1.L26</svg:desc>
                </draw:g>
              </table:table-cell>
              <table:table-cell office:value-type="float" office:value="0.862">
                <text:p>0.862</text:p>
                <draw:g>
                  <svg:desc>Sheet1.M15:Sheet1.M26</svg:desc>
                </draw:g>
              </table:table-cell>
              <table:table-cell office:value-type="float" office:value="0.855">
                <text:p>0.855</text:p>
                <draw:g>
                  <svg:desc>Sheet1.P15:Sheet1.P26</svg:desc>
                </draw:g>
              </table:table-cell>
              <table:table-cell office:value-type="float" office:value="0.873">
                <text:p>0.873</text:p>
                <draw:g>
                  <svg:desc>Sheet1.Q15:Sheet1.Q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475">
                <text:p>1.4475</text:p>
              </table:table-cell>
              <table:table-cell office:value-type="float" office:value="1.4665">
                <text:p>1.4665</text:p>
              </table:table-cell>
              <table:table-cell office:value-type="float" office:value="1.444">
                <text:p>1.444</text:p>
              </table:table-cell>
              <table:table-cell office:value-type="float" office:value="1.4595">
                <text:p>1.4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45">
                <text:p>3.645</text:p>
              </table:table-cell>
              <table:table-cell office:value-type="float" office:value="4.0475">
                <text:p>4.0475</text:p>
              </table:table-cell>
              <table:table-cell office:value-type="float" office:value="3.591">
                <text:p>3.591</text:p>
              </table:table-cell>
              <table:table-cell office:value-type="float" office:value="3.988">
                <text:p>3.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879">
                <text:p>12.879</text:p>
              </table:table-cell>
              <table:table-cell office:value-type="float" office:value="12.829">
                <text:p>12.829</text:p>
              </table:table-cell>
              <table:table-cell office:value-type="float" office:value="12.8536666666667">
                <text:p>12.8536666666667</text:p>
              </table:table-cell>
              <table:table-cell office:value-type="float" office:value="12.976">
                <text:p>12.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3885">
                <text:p>9.3885</text:p>
              </table:table-cell>
              <table:table-cell office:value-type="float" office:value="9.6975">
                <text:p>9.6975</text:p>
              </table:table-cell>
              <table:table-cell office:value-type="float" office:value="9.41">
                <text:p>9.41</text:p>
              </table:table-cell>
              <table:table-cell office:value-type="float" office:value="9.999">
                <text:p>9.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0725">
                <text:p>72.0725</text:p>
              </table:table-cell>
              <table:table-cell office:value-type="float" office:value="72.68575">
                <text:p>72.68575</text:p>
              </table:table-cell>
              <table:table-cell office:value-type="float" office:value="72.992">
                <text:p>72.992</text:p>
              </table:table-cell>
              <table:table-cell office:value-type="float" office:value="71.4525">
                <text:p>71.4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507">
                <text:p>123.507</text:p>
              </table:table-cell>
              <table:table-cell office:value-type="float" office:value="126.435">
                <text:p>126.435</text:p>
              </table:table-cell>
              <table:table-cell office:value-type="float" office:value="126.097">
                <text:p>126.097</text:p>
              </table:table-cell>
              <table:table-cell office:value-type="float" office:value="123.7775">
                <text:p>123.7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62.73525">
                <text:p>11162.73525</text:p>
              </table:table-cell>
              <table:table-cell office:value-type="float" office:value="11162.73625">
                <text:p>11162.73625</text:p>
              </table:table-cell>
              <table:table-cell office:value-type="float" office:value="11162.73925">
                <text:p>11162.73925</text:p>
              </table:table-cell>
              <table:table-cell office:value-type="float" office:value="11162.74025">
                <text:p>11162.74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.5575">
                <text:p>253.5575</text:p>
              </table:table-cell>
              <table:table-cell office:value-type="float" office:value="249.58075">
                <text:p>249.58075</text:p>
              </table:table-cell>
              <table:table-cell office:value-type="float" office:value="271.6375">
                <text:p>271.6375</text:p>
              </table:table-cell>
              <table:table-cell office:value-type="float" office:value="305.43825">
                <text:p>305.43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2.581">
                <text:p>732.581</text:p>
              </table:table-cell>
              <table:table-cell office:value-type="float" office:value="723.387333333333">
                <text:p>723.387333333333</text:p>
              </table:table-cell>
              <table:table-cell office:value-type="float" office:value="730.657333333333">
                <text:p>730.657333333333</text:p>
              </table:table-cell>
              <table:table-cell office:value-type="float" office:value="682.511666666667">
                <text:p>682.511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40.3755">
                <text:p>2240.3755</text:p>
              </table:table-cell>
              <table:table-cell office:value-type="float" office:value="2400.825">
                <text:p>2400.825</text:p>
              </table:table-cell>
              <table:table-cell office:value-type="float" office:value="2242.90325">
                <text:p>2242.90325</text:p>
              </table:table-cell>
              <table:table-cell office:value-type="float" office:value="2321.9485">
                <text:p>2321.9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.7695">
                <text:p>399.7695</text:p>
              </table:table-cell>
              <table:table-cell office:value-type="float" office:value="417.547">
                <text:p>417.547</text:p>
              </table:table-cell>
              <table:table-cell office:value-type="float" office:value="399.377">
                <text:p>399.377</text:p>
              </table:table-cell>
              <table:table-cell office:value-type="float" office:value="409.0145">
                <text:p>409.01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